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text-properties style:font-name="Calibri1"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9" style:family="paragraph" style:parent-style-name="Standard">
      <style:paragraph-properties style:line-height-at-least="0.7cm"/>
      <style:text-properties style:font-name="Calibri1" fo:font-size="12pt" fo:font-weight="normal" style:font-size-asian="12pt" style:font-weight-asian="normal" style:font-size-complex="12pt" style:font-weight-complex="normal"/>
    </style:style>
    <style:style style:name="P10" style:family="paragraph" style:parent-style-name="Standard">
      <style:paragraph-properties style:line-height-at-least="0.7cm" fo:text-align="start" style:justify-single-word="false"/>
      <style:text-properties style:font-name="Calibri1" fo:font-size="12pt" fo:font-weight="normal" style:font-size-asian="12pt" style:font-weight-asian="normal" style:font-size-complex="12pt" style:font-weight-complex="normal"/>
    </style:style>
    <style:style style:name="P11" style:family="paragraph" style:parent-style-name="Standard">
      <style:text-properties style:font-name="Calibri1" fo:font-size="12pt" style:font-size-asian="12pt" style:font-size-complex="12pt"/>
    </style:style>
    <style:style style:name="P12" style:family="paragraph" style:parent-style-name="Standard">
      <style:paragraph-properties fo:text-align="start" style:justify-single-word="false"/>
      <style:text-properties style:font-name="Calibri1" fo:font-size="12pt" style:font-size-asian="12pt" style:font-size-complex="12pt"/>
    </style:style>
    <style:style style:name="P13" style:family="paragraph" style:parent-style-name="Standard">
      <style:text-properties style:font-name="Calibri1"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Calibri1" fo:font-size="12pt" fo:font-weight="bold" style:font-size-asian="12pt" style:font-weight-asian="bold" style:font-size-complex="12pt" style:font-weight-complex="bold"/>
    </style:style>
    <style:style style:name="P15" style:family="paragraph" style:parent-style-name="Standard">
      <style:paragraph-properties style:line-height-at-least="0.7cm" fo:text-align="center" style:justify-single-word="false"/>
      <style:text-properties style:font-name="Calibri1" fo:font-size="12pt" fo:font-weight="bold" style:font-size-asian="12pt" style:font-weight-asian="bold" style:font-size-complex="12pt" style:font-weight-complex="bold"/>
    </style:style>
    <style:style style:name="P16" style:family="paragraph" style:parent-style-name="Standard">
      <style:paragraph-properties style:line-height-at-least="0.7cm" fo:text-align="start" style:justify-single-word="false"/>
      <style:text-properties style:font-name="Calibri1"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Calibri1"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Calibri1" fo:font-size="12pt" style:text-underline-style="none" fo:font-weight="bold" style:font-size-asian="12pt" style:font-weight-asian="bold" style:font-size-complex="12pt" style:font-weight-complex="bold"/>
    </style:style>
    <style:style style:name="P19" style:family="paragraph" style:parent-style-name="Standard">
      <style:paragraph-properties fo:margin-top="0.199cm" fo:margin-bottom="0cm"/>
      <style:text-properties style:font-name="Calibri1" fo:font-size="12pt" style:font-size-asian="12pt" style:font-size-complex="12pt"/>
    </style:style>
    <style:style style:name="P20" style:family="paragraph" style:parent-style-name="Standard">
      <style:paragraph-properties fo:margin-top="0.199cm" fo:margin-bottom="0cm" fo:text-align="start" style:justify-single-word="false"/>
      <style:text-properties style:font-name="Calibri1" fo:font-size="12pt" fo:font-weight="normal" style:font-size-asian="12pt" style:font-weight-asian="normal" style:font-size-complex="12pt" style:font-weight-complex="normal"/>
    </style:style>
    <style:style style:name="P21" style:family="paragraph" style:parent-style-name="Standard">
      <style:paragraph-properties fo:margin-top="0.199cm" fo:margin-bottom="0cm" fo:text-align="start" style:justify-single-word="false"/>
      <style:text-properties style:font-name="Calibri1" fo:font-size="12pt" fo:font-weight="bold" style:font-size-asian="12pt" style:font-weight-asian="bold" style:font-size-complex="12pt" style:font-weight-complex="bold"/>
    </style:style>
    <style:style style:name="P22" style:family="paragraph" style:parent-style-name="Standard">
      <style:paragraph-properties fo:margin-top="0cm" fo:margin-bottom="0.101cm"/>
      <style:text-properties style:font-name="Calibri1" fo:font-size="12pt" style:font-size-asian="12pt" style:font-size-complex="12pt"/>
    </style:style>
    <style:style style:name="P23" style:family="paragraph" style:parent-style-name="Standard">
      <style:paragraph-properties fo:margin-top="0cm" fo:margin-bottom="0.101cm" fo:line-height="100%">
        <style:tab-stops/>
      </style:paragraph-properties>
      <style:text-properties style:font-name="Calibri1" fo:font-size="12pt" style:font-size-asian="12pt" style:font-size-complex="12pt"/>
    </style:style>
    <style:style style:name="P24" style:family="paragraph" style:parent-style-name="Standard" style:master-page-name="">
      <style:paragraph-properties fo:margin-top="0cm" fo:margin-bottom="0.101cm" fo:line-height="100%" style:page-number="auto">
        <style:tab-stops/>
      </style:paragraph-properties>
      <style:text-properties style:font-name="Calibri1" fo:font-size="12pt" style:font-size-asian="12pt" style:font-size-complex="12pt"/>
    </style:style>
    <style:style style:name="P25" style:family="paragraph" style:parent-style-name="Standard">
      <style:paragraph-properties fo:margin-top="0cm" fo:margin-bottom="0cm" style:line-height-at-least="0.7cm"/>
      <style:text-properties style:font-name="Calibri1" fo:font-size="12pt" fo:font-weight="normal" style:font-size-asian="12pt" style:font-weight-asian="normal" style:font-size-complex="12pt" style:font-weight-complex="normal"/>
    </style:style>
    <style:style style:name="P26"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7" style:family="paragraph" style:parent-style-name="Standard" style:master-page-name="Standard">
      <style:paragraph-properties fo:text-align="center" style:justify-single-word="false" style:page-number="auto"/>
      <style:text-properties fo:font-size="12pt" style:text-underline-style="none" fo:font-weight="bold" style:font-size-asian="12pt" style:font-weight-asian="bold" style:font-size-complex="12pt" style:font-weight-complex="bold"/>
    </style:style>
    <style:style style:name="P28" style:family="paragraph" style:parent-style-name="Standard" style:master-page-name="Standard">
      <style:paragraph-properties fo:text-align="center" style:justify-single-word="false" style:page-number="auto"/>
      <style:text-properties style:font-name="Calibri1" fo:font-size="12pt" style:text-underline-style="none" fo:font-weight="bold" style:font-size-asian="12pt" style:font-weight-asian="bold" style:font-size-complex="12pt" style:font-weight-complex="bold"/>
    </style:style>
    <style:style style:name="P29" style:family="paragraph" style:parent-style-name="Standard" style:list-style-name="L7" style:master-page-name="Standard">
      <style:paragraph-properties fo:text-align="center" style:justify-single-word="false" style:page-number="auto"/>
      <style:text-properties style:font-name="Calibri1" fo:font-size="12pt" style:text-underline-style="none" fo:font-weight="bold" style:font-size-asian="12pt" style:font-weight-asian="bold" style:font-size-complex="12pt" style:font-weight-complex="bold"/>
    </style:style>
    <style:style style:name="P30" style:family="paragraph" style:parent-style-name="Standard" style:list-style-name="L15" style:master-page-name="Standard">
      <style:paragraph-properties fo:text-align="center" style:justify-single-word="false" style:page-number="auto"/>
      <style:text-properties style:font-name="Calibri1" fo:font-size="12pt" style:text-underline-style="none" fo:font-weight="bold" style:font-size-asian="12pt" style:font-weight-asian="bold" style:font-size-complex="12pt" style:font-weight-complex="bold"/>
    </style:style>
    <style:style style:name="P31" style:family="paragraph" style:parent-style-name="Standard" style:list-style-name="L7" style:master-page-name="Standard">
      <style:paragraph-properties style:line-height-at-least="0.7cm" fo:text-align="center" style:justify-single-word="false" style:page-number="auto"/>
      <style:text-properties style:font-name="Calibri1" fo:font-size="12pt" style:text-underline-style="none" fo:font-weight="bold" style:font-size-asian="12pt" style:font-weight-asian="bold" style:font-size-complex="12pt" style:font-weight-complex="bold"/>
    </style:style>
    <style:style style:name="P32" style:family="paragraph" style:parent-style-name="Standard" style:list-style-name="L1">
      <style:text-properties fo:font-size="12pt" fo:font-weight="normal" style:font-size-asian="12pt" style:font-weight-asian="normal" style:font-size-complex="12pt" style:font-weight-complex="normal"/>
    </style:style>
    <style:style style:name="P33" style:family="paragraph" style:parent-style-name="Standard" style:list-style-name="L2">
      <style:text-properties fo:font-size="12pt"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list-style-name="L3">
      <style:text-properties style:font-name="Calibri1" fo:font-size="12pt" fo:font-weight="normal" style:font-size-asian="12pt" style:font-weight-asian="normal" style:font-size-complex="12pt" style:font-weight-complex="normal"/>
    </style:style>
    <style:style style:name="P36" style:family="paragraph" style:parent-style-name="Standard" style:list-style-name="L4">
      <style:text-properties style:font-name="Calibri1" fo:font-size="12pt" fo:font-weight="normal" style:font-size-asian="12pt" style:font-weight-asian="normal" style:font-size-complex="12pt" style:font-weight-complex="normal"/>
    </style:style>
    <style:style style:name="P37" style:family="paragraph" style:parent-style-name="Standard" style:list-style-name="L5">
      <style:text-properties style:font-name="Calibri1" fo:font-size="12pt" fo:font-weight="normal" style:font-size-asian="12pt" style:font-weight-asian="normal" style:font-size-complex="12pt" style:font-weight-complex="normal"/>
    </style:style>
    <style:style style:name="P38" style:family="paragraph" style:parent-style-name="Standard" style:list-style-name="L6">
      <style:text-properties style:font-name="Calibri1" fo:font-size="12pt" fo:font-weight="normal" style:font-size-asian="12pt" style:font-weight-asian="normal" style:font-size-complex="12pt" style:font-weight-complex="normal"/>
    </style:style>
    <style:style style:name="P39" style:family="paragraph" style:parent-style-name="Standard" style:list-style-name="L7">
      <style:text-properties style:font-name="Calibri1" fo:font-size="12pt" fo:font-weight="normal" style:font-size-asian="12pt" style:font-weight-asian="normal" style:font-size-complex="12pt" style:font-weight-complex="normal"/>
    </style:style>
    <style:style style:name="P40" style:family="paragraph" style:parent-style-name="Standard" style:list-style-name="L8">
      <style:text-properties style:font-name="Calibri1" fo:font-size="12pt" fo:font-weight="normal" style:font-size-asian="12pt" style:font-weight-asian="normal" style:font-size-complex="12pt" style:font-weight-complex="normal"/>
    </style:style>
    <style:style style:name="P41" style:family="paragraph" style:parent-style-name="Standard" style:list-style-name="L9">
      <style:text-properties style:font-name="Calibri1" fo:font-size="12pt" fo:font-weight="normal" style:font-size-asian="12pt" style:font-weight-asian="normal" style:font-size-complex="12pt" style:font-weight-complex="normal"/>
    </style:style>
    <style:style style:name="P42" style:family="paragraph" style:parent-style-name="Standard" style:list-style-name="L9">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43" style:family="paragraph" style:parent-style-name="Standard" style:list-style-name="L10">
      <style:text-properties style:font-name="Calibri1" fo:font-size="12pt" fo:font-weight="normal" style:font-size-asian="12pt" style:font-weight-asian="normal" style:font-size-complex="12pt" style:font-weight-complex="normal"/>
    </style:style>
    <style:style style:name="P44" style:family="paragraph" style:parent-style-name="Standard" style:list-style-name="L11">
      <style:text-properties style:font-name="Calibri1" fo:font-size="12pt" fo:font-weight="normal" style:font-size-asian="12pt" style:font-weight-asian="normal" style:font-size-complex="12pt" style:font-weight-complex="normal"/>
    </style:style>
    <style:style style:name="P45" style:family="paragraph" style:parent-style-name="Standard" style:list-style-name="L12">
      <style:text-properties style:font-name="Calibri1" fo:font-size="12pt" fo:font-weight="normal" style:font-size-asian="12pt" style:font-weight-asian="normal" style:font-size-complex="12pt" style:font-weight-complex="normal"/>
    </style:style>
    <style:style style:name="P46" style:family="paragraph" style:parent-style-name="Standard" style:list-style-name="L13">
      <style:text-properties style:font-name="Calibri1" fo:font-size="12pt" fo:font-weight="normal" style:font-size-asian="12pt" style:font-weight-asian="normal" style:font-size-complex="12pt" style:font-weight-complex="normal"/>
    </style:style>
    <style:style style:name="P47" style:family="paragraph" style:parent-style-name="Standard" style:list-style-name="L14">
      <style:text-properties style:font-name="Calibri1" fo:font-size="12pt" fo:font-weight="normal" style:font-size-asian="12pt" style:font-weight-asian="normal" style:font-size-complex="12pt" style:font-weight-complex="normal"/>
    </style:style>
    <style:style style:name="P48" style:family="paragraph" style:parent-style-name="Standard" style:list-style-name="L15">
      <style:text-properties style:font-name="Calibri1" fo:font-size="12pt" fo:font-weight="normal" style:font-size-asian="12pt" style:font-weight-asian="normal" style:font-size-complex="12pt" style:font-weight-complex="normal"/>
    </style:style>
    <style:style style:name="P49" style:family="paragraph" style:parent-style-name="Standard" style:list-style-name="L16">
      <style:text-properties style:font-name="Calibri1" fo:font-size="12pt" fo:font-weight="normal" style:font-size-asian="12pt" style:font-weight-asian="normal" style:font-size-complex="12pt" style:font-weight-complex="normal"/>
    </style:style>
    <style:style style:name="P50" style:family="paragraph" style:parent-style-name="Standard" style:list-style-name="L16">
      <style:paragraph-properties style:line-height-at-least="0.7cm"/>
      <style:text-properties style:font-name="Calibri1" fo:font-size="12pt" fo:font-weight="normal" style:font-size-asian="12pt" style:font-weight-asian="normal" style:font-size-complex="12pt" style:font-weight-complex="normal"/>
    </style:style>
    <style:style style:name="P51" style:family="paragraph" style:parent-style-name="Standard">
      <style:paragraph-properties style:line-height-at-least="0.7cm" fo:text-align="start" style:justify-single-word="false"/>
      <style:text-properties style:font-name="Calibri1" fo:font-size="12pt" fo:font-weight="normal" style:font-size-asian="12pt" style:font-weight-asian="normal" style:font-size-complex="12pt" style:font-weight-complex="normal"/>
    </style:style>
    <style:style style:name="P52" style:family="paragraph" style:parent-style-name="Standard" style:list-style-name="L19">
      <style:paragraph-properties style:line-height-at-least="0.7cm" fo:text-align="start" style:justify-single-word="false"/>
      <style:text-properties style:font-name="Calibri1" fo:font-size="12pt" fo:font-weight="normal" style:font-size-asian="12pt" style:font-weight-asian="normal" style:font-size-complex="12pt" style:font-weight-complex="normal"/>
    </style:style>
    <style:style style:name="P53" style:family="paragraph" style:parent-style-name="Standard" style:list-style-name="L20">
      <style:paragraph-properties style:line-height-at-least="0.7cm" fo:text-align="start" style:justify-single-word="false"/>
      <style:text-properties style:font-name="Calibri1" fo:font-size="12pt" fo:font-weight="normal" style:font-size-asian="12pt" style:font-weight-asian="normal" style:font-size-complex="12pt" style:font-weight-complex="normal"/>
    </style:style>
    <style:style style:name="P54" style:family="paragraph" style:parent-style-name="Standard" style:list-style-name="L17">
      <style:text-properties style:font-name="Calibri1" fo:font-size="12pt" fo:font-weight="normal" style:font-size-asian="12pt" style:font-weight-asian="normal" style:font-size-complex="12pt" style:font-weight-complex="normal"/>
    </style:style>
    <style:style style:name="P55" style:family="paragraph" style:parent-style-name="Standard" style:list-style-name="L18">
      <style:text-properties style:font-name="Calibri1" fo:font-size="12pt" style:font-size-asian="12pt" style:font-size-complex="12pt"/>
    </style:style>
    <style:style style:name="P56" style:family="paragraph" style:parent-style-name="Standard">
      <style:paragraph-properties style:line-height-at-least="0.7cm" fo:text-align="start" style:justify-single-word="false"/>
      <style:text-properties style:font-name="Calibri1" fo:font-size="12pt" fo:font-weight="bold" style:font-size-asian="12pt" style:font-weight-asian="bold" style:font-size-complex="12pt" style:font-weight-complex="bold"/>
    </style:style>
    <style:style style:name="P57" style:family="paragraph" style:parent-style-name="Standard" style:master-page-name="Standard">
      <style:paragraph-properties fo:margin-top="0.199cm" fo:margin-bottom="0cm" fo:text-align="center" style:justify-single-word="false" style:page-number="auto"/>
      <style:text-properties style:font-name="Calibri1" fo:font-size="12pt" style:text-underline-style="none"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111111" fo:letter-spacing="normal" fo:font-style="normal" fo:font-weight="bold" style:font-weight-asian="bold" style:font-weight-complex="bold"/>
    </style:style>
    <style:style style:name="T4" style:family="text">
      <style:text-properties fo:font-variant="normal" fo:text-transform="none" fo:color="#111111" fo:letter-spacing="normal" fo:font-style="normal"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style:font-name="Calibri1"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text:p>
      <text:p text:style-name="P2"><text:span text:style-name="T1">DOMContentLoaded =&gt; </text:span>DOMContentLoaded event is fired when the initial HTML document has been completely loaded and parsed, without waiting for stylesheets, images, and subframes to finish loading. </text:p>
      <text:p text:style-name="P2"/>
      <text:p text:style-name="P2"><text:span text:style-name="T1">What is a Web Worker? =&gt; </text:span>When executing scripts in an HTML page, the page becomes unresponsive until the script is finished.</text:p>
      <text:p text:style-name="P2">A web worker is a JavaScript that runs in the background, independently of other scripts, without affecting the performance of the page. You can continue to do whatever you want: clicking, selecting things, etc., while the web worker runs in the background.</text:p>
      <text:p text:style-name="P2"/>
      <text:p text:style-name="P3">Server-Sent Events - One Way Messaging</text:p>
      <text:p text:style-name="P2">A server-sent event is when a web page automatically gets updates from a server.</text:p>
      <text:p text:style-name="P2">This was also possible before, but the web page would have to ask if any updates were available. With server-sent events, the updates come automatically.</text:p>
      <text:p text:style-name="P2">Examples: Facebook/Twitter updates, stock price updates, news feeds, sport results, etc.</text:p>
      <text:p text:style-name="P2"/>
      <text:p text:style-name="P3">What is HTML Web Storage?</text:p>
      <text:p text:style-name="P2">With web storage, web applications can store data locally within the user's browser.</text:p>
      <text:p text:style-name="P2">Before HTML5, application data had to be stored in cookies, included in every server request. Web storage is more secure, and large amounts of data can be stored locally, without affecting website performance.</text:p>
      <text:p text:style-name="P2">Unlike cookies, the storage limit is far larger (at least 5MB) and information is never transferred to the server.</text:p>
      <text:p text:style-name="P2">Web storage is per origin (per domain and protocol). All pages, from one origin, can store and access the same data.</text:p>
      <text:p text:style-name="P2"><text:span text:style-name="T1">sessionStorage</text:span>, <text:span text:style-name="T1">localStorage</text:span> and <text:span text:style-name="T1">Cookies</text:span> all are used to store data on the client side. Each one has its own storage and expiration limit. sessionStorage: similar to localStorage but expires when the browser closed (not the tab). Cookie: stores data that has to be sent back to the server with subsequent requests.</text:p>
      <text:p text:style-name="P2"/>
      <text:p text:style-name="P2"><text:span text:style-name="T1">Document Object Model =&gt;</text:span> The Document Object Model (DOM) is a programming API for HTML and XML documents. It defines the logical structure of documents and the way a document is accessed and manipulated.</text:p>
      <text:p text:style-name="P2"/>
      <text:p text:style-name="P4">Document Object Model =&gt; The Document Object Model (DOM) is a programming interface for HTML and XML documents. It represents the page so that programs can change the document structure, style, and content. The DOM represents the document as nodes and objects.</text:p>
      <text:p text:style-name="P27">{2}</text:p>
      <text:p text:style-name="P5"><text:span text:style-name="T1">var =&gt; </text:span>We now know that var is function scope.</text:p>
      <text:p text:style-name="P5"><text:span text:style-name="T1">let &amp; const =&gt; l</text:span>et and const are block scope, let and const is that const variables cannot be updated.</text:p>
      <text:p text:style-name="P5"><text:span text:style-name="T1"><text:s/>let =&gt; </text:span>The let statement declares a block scope local variable, optionally initializing it to a value.</text:p>
      <text:p text:style-name="P5"><text:s/>let <text:span text:style-name="T1">x</text:span> = 1;</text:p>
      <text:p text:style-name="P5"><text:tab/>if (x === 1) { let x = 2;</text:p>
      <text:p text:style-name="P5"><text:tab/>console.log(x); <text:s text:c="13"/><text:span text:style-name="T1">output will be: </text:span>2</text:p>
      <text:p text:style-name="P5">}</text:p>
      <text:p text:style-name="P6">console.log(x); <text:span text:style-name="T1">output will be:1;</text:span><text:span text:style-name="T5">Difference between rest parameters and the arguments object =&gt; </text:span>There are three main </text:p>
      <text:p text:style-name="P5">differences between rest parameters and the arguments object:</text:p>
      <text:list xml:id="list1215086149536614925" text:style-name="L1">
        <text:list-item>
          <text:p text:style-name="P32">rest parameters are only the ones that haven't been given a separate name (i.e. formally defined in function expression), while the arguments object contains all arguments passed to the function;</text:p>
        </text:list-item>
        <text:list-item>
          <text:p text:style-name="P32">the arguments object is not a real array, while rest parameters are Array instances, meaning methods like sort, map, forEach or pop can be applied on it directly.</text:p>
        </text:list-item>
        <text:list-item>
          <text:p text:style-name="P32">the arguments object has additional functionality specific to itself (like the callee property).</text:p>
        </text:list-item>
      </text:list>
      <text:p text:style-name="P3">what is difference between argument and parameter javascript</text:p>
      <text:list xml:id="list1139806315485591217" text:style-name="L2">
        <text:list-item>
          <text:p text:style-name="P33">A parameter is a variable in a method definition. When a method is called, the arguments are the data you pass into the method's parameters.</text:p>
        </text:list-item>
        <text:list-item>
          <text:p text:style-name="P34">Parameter is variable in the declaration of function. Argument is the actual value of this variable that gets passed to function.</text:p>
          <text:p text:style-name="P34"/>
        </text:list-item>
      </text:list>
      <text:p text:style-name="P5"><text:span text:style-name="T1">Number : number =&gt; </text:span>Double precision 64-bit floating point values. It can be used to represent both, integers and fractions.</text:p>
      <text:p text:style-name="P5"><text:span text:style-name="T1">String : string =&gt;</text:span> Represents a sequence of Unicode characters</text:p>
      <text:p text:style-name="P5"><text:span text:style-name="T1">Boolean : boolean =&gt;</text:span> Represents logical values, true and false</text:p>
      <text:p text:style-name="P5"><text:span text:style-name="T1">Void : void <text:s/>=&gt; </text:span>Used on function return types to represent non-returning functions</text:p>
      <text:p text:style-name="P5"><text:span text:style-name="T1">Null : null <text:s/>=&gt; </text:span>Represents an intentional absence of an object value.</text:p>
      <text:p text:style-name="P6"><text:span text:style-name="T1">Undefined : undefined <text:s/>=&gt; </text:span>Denotes value given to all uninitialized variables.</text:p>
      <text:p text:style-name="P6"><text:span text:style-name="T1">AJAX</text:span> stands for Asynchronous JavaScript and XML. AJAX is a new technique for creating better, faster, and more interactive web applications with the help of XML, HTML, CSS, and Java Script.</text:p>
      <text:p text:style-name="P6"/>
      <text:p text:style-name="P27">{3}</text:p>
      <text:p text:style-name="P5"><text:span text:style-name="T1">Function =&gt; </text:span>Function is a block of code which is execute between curly brace start and curly brace end. Functions are the building blocks of readable, maintainable, and reusable code. A function is a set of statements to perform a specific task. Functions organize the program into logical blocks of code.</text:p>
      <text:p text:style-name="P6">A function declaration tells the compiler about a function's name, return type, and parameters.</text:p>
      <text:p text:style-name="P5"><text:span text:style-name="T1">Lexical scope =&gt; </text:span>function scope of outer function === lexical scope of inner function. or</text:p>
      <text:p text:style-name="P5"><text:span text:style-name="T1">Lexical Scope =&gt; </text:span>Lexical Scope means that in a nested group of functions, the inner functions have access to the variables and other resources of their parent scope. </text:p>
      <text:p text:style-name="P5">This means that the child functions are lexically bound to the execution context of their parents. Lexical scope is sometimes also referred to as Static Scope.</text:p>
      <text:p text:style-name="P5">function <text:span text:style-name="T1">grandfather</text:span>(){ <text:s text:c="5"/>var name = 'Ashok'; <text:s text:c="3"/><text:tab/>// likes is not accessible here</text:p>
      <text:p text:style-name="P5"><text:s text:c="4"/>function <text:span text:style-name="T1">parent</text:span>() { <text:s text:c="4"/>// name is accessible here <text:s/>&amp; likes is not accessible here</text:p>
      <text:p text:style-name="P5"><text:s text:c="8"/>function <text:span text:style-name="T1">child</text:span>() { <text:s text:c="3"/>// Innermost level of the scope chain &amp; <text:s/>name is also accessible here</text:p>
      <text:p text:style-name="P5"><text:s text:c="12"/>var likes = 'Coding';</text:p>
      <text:p text:style-name="P5"><text:s text:c="8"/>}</text:p>
      <text:p text:style-name="P5"><text:s text:c="4"/>}</text:p>
      <text:p text:style-name="P6">}</text:p>
      <text:p text:style-name="P14"/>
      <text:p text:style-name="P7"><text:span text:style-name="T1">Multi-Line Strings =&gt;</text:span> In ES6 we have another way of defining strings, using the back-tick character `</text:p>
      <text:p text:style-name="P7"><text:span text:style-name="T1">Template string =&gt;</text:span> Template strings are a small change to JavaScript in ES6 but the convenience of multi-line strings and variable substitution is substantial. also known <text:s/>template literals ${}.</text:p>
      <text:p text:style-name="P7">const name = 'Ashok';</text:p>
      <text:p text:style-name="P7">const age = 42;</text:p>
      <text:p text:style-name="P7">const sentence = `My name ${name} is ${age} years old.';</text:p>
      <text:p text:style-name="P8">console.log(sentence); W<text:span text:style-name="T1">ill be</text:span> : My name Ashok is 42 years old.'</text:p>
      <text:p text:style-name="P12"><text:span text:style-name="T1">What is local scope =&gt;</text:span> A variable that you declare within a function called local scope. Variable can be accessed within a function, but outside of function you can't.</text:p>
      <text:p text:style-name="P12"><text:span text:style-name="T1">What is global scope =&gt;</text:span> If you declare variables outside of the function, Those variables scopes globally.</text:p>
      <text:p text:style-name="P14">Auto global scope =&gt; <text:span text:style-name="T2">When you declare variables at the time if you are not specify var keyword automatically variable can consider global scope.</text:span></text:p>
      <text:p text:style-name="P14">Initialization =&gt;<text:span text:style-name="T2"> Variable Initialization in Javascript. ... Initialization is the means of assigning an initial value to a variable.</text:span></text:p>
      <text:p text:style-name="P57">{4}</text:p>
      <text:p text:style-name="P19"><text:span text:style-name="T1">What is a closure =&gt; </text:span>A closure is an inner function that has access to the outer function’s variables in addition to it's own variables and global variables.</text:p>
      <text:p text:style-name="P19">The inner function has access not only to the outer function’s variables, but also to the outer function’s parameters. You create a closure by adding a function inside another function.</text:p>
      <text:p text:style-name="P19"><text:span text:style-name="T1">higher-order function =&gt; </text:span><text:s/>A higher-order function is a function that can take another function as an argument, or that returns a function as a result.</text:p>
      <text:p text:style-name="P20"><text:span text:style-name="T1">pure function =&gt; <text:s/></text:span>Pure function always returns the same result given same parameters. <text:s/>The function returns exactly the same result every time it’s called with the same set of arguments.</text:p>
      <text:p text:style-name="P20"/>
      <text:p text:style-name="P11"><text:span text:style-name="T1">Pure functions =&gt;</text:span> Pure functions always returns the same result if the same arguments are passed in. It does not depend on any state, or data, change during a program's execution. It must only depend on its input arguments .</text:p>
      <text:p text:style-name="P7"><text:span text:style-name="T1">Arrow function =&gt; </text:span>an arrow function does not bind this. Instead, this is bound lexically (i.e. this keeps its meaning from its original context).</text:p>
      <text:p text:style-name="P7"><text:span text:style-name="T1">forEach() =&gt; </text:span>The forEach() method executes a provided function once for each array element. Function to execute for each element, taking three arguments:</text:p>
      <text:list xml:id="list7916228688226204830" text:style-name="L3">
        <text:list-item>
          <text:p text:style-name="P35"><text:span text:style-name="T1">currentValue =&gt; </text:span><text:s/>The value of the current element being processed in the array.</text:p>
        </text:list-item>
        <text:list-item>
          <text:p text:style-name="P35"><text:span text:style-name="T1">indexOptional =&gt; </text:span>The index of the current element being processed in the array.</text:p>
        </text:list-item>
        <text:list-item>
          <text:p text:style-name="P35"><text:span text:style-name="T1">arrayOptional =&gt; </text:span>The array that forEach() is being applied to.</text:p>
        </text:list-item>
      </text:list>
      <text:p text:style-name="P7"/>
      <text:p text:style-name="P7"><text:span text:style-name="T1">filter() =&gt; </text:span>The filter() method creates a new array with all elements that pass the test implemented by the provided function. Function is a predicate, to test each element of the array. Return true to keep the element, false otherwise, taking three arguments:</text:p>
      <text:list xml:id="list6384895913768369333" text:style-name="L4">
        <text:list-item>
          <text:p text:style-name="P36"><text:span text:style-name="T1">element =&gt;</text:span> The current element being processed in the array.</text:p>
        </text:list-item>
        <text:list-item>
          <text:p text:style-name="P36"><text:span text:style-name="T1">indexOptional =&gt; </text:span>The index of the current element being processed in the array.</text:p>
        </text:list-item>
        <text:list-item>
          <text:p text:style-name="P36"><text:span text:style-name="T1">arrayOptional =&gt; </text:span>The array filter was called upon.</text:p>
        </text:list-item>
      </text:list>
      <text:p text:style-name="P7"><text:span text:style-name="T1">map() = &gt;</text:span> The map() method creates a new array with the results of calling a provided function on every element in the calling array.</text:p>
      <text:p text:style-name="P7"/>
      <text:p text:style-name="P7">var map = arr.map((currentValue,index,arr) =&gt; { },[thisArg])</text:p>
      <text:list xml:id="list4138335673194355528" text:style-name="L5">
        <text:list-item>
          <text:p text:style-name="P37"><text:span text:style-name="T1">currentValue =&gt; </text:span>The current element being processed in the array.</text:p>
        </text:list-item>
        <text:list-item>
          <text:p text:style-name="P37"><text:span text:style-name="T1">indexOptional =&gt; </text:span>The index of the current element being processed in the array.</text:p>
        </text:list-item>
        <text:list-item>
          <text:p text:style-name="P37"><text:span text:style-name="T1">arrayOptional =&gt; </text:span>The array map was called upon.</text:p>
        </text:list-item>
        <text:list-item>
          <text:p text:style-name="P37"><text:span text:style-name="T1">thisArgOptional =&gt; </text:span>Value to use as this when executing callback.</text:p>
        </text:list-item>
      </text:list>
      <text:p text:style-name="P28">{5}</text:p>
      <text:p text:style-name="P7"><text:span text:style-name="T1">push() =&gt; </text:span>The push() method adds one or more elements to the end of an array and returns the new length of the array.</text:p>
      <text:p text:style-name="P13"><text:s/>Array.from() <text:s/>=&gt; <text:span text:style-name="T2"><text:s/>The Array.from() method creates a new Array instance from an array-like or iterable object.</text:span></text:p>
      <text:list xml:id="list487183883727133429" text:style-name="L6">
        <text:list-item>
          <text:p text:style-name="P38"><text:span text:style-name="T1">arrayLike =&gt;</text:span> An array-like or iterable object to convert to an array.</text:p>
        </text:list-item>
        <text:list-item>
          <text:p text:style-name="P38">mapFn =&gt; Map function to call on every element of the array.</text:p>
        </text:list-item>
        <text:list-item>
          <text:p text:style-name="P38">thisArg =&gt; Value to use as this when executing mapFn.</text:p>
        </text:list-item>
      </text:list>
      <text:p text:style-name="P8"><text:span text:style-name="T1"><text:s/>Array.of() =&gt; </text:span><text:span text:style-name="T2">The Array.of() method creates a new Array instance with a variable number of arguments, regardless of number or type of the arguments.</text:span></text:p>
      <text:p text:style-name="P19"><text:span text:style-name="T1">Encapsulation =&gt; </text:span>the capability to store related information, whether data or methods, together in an object.</text:p>
      <text:p text:style-name="P19"><text:span text:style-name="T1">Aggregation =&gt;</text:span> the capability to store one object inside another object.</text:p>
      <text:p text:style-name="P19"><text:span text:style-name="T1">Inheritance =&gt;</text:span> the capability of a class to rely upon another class (or number of classes) for some of its properties and methods.</text:p>
      <text:p text:style-name="P19"><text:span text:style-name="T1">Polymorphism =&gt; </text:span>the capability to write one function or method that works in a variety of different ways.</text:p>
      <text:p text:style-name="P21">Inheritance <text:s/>=&gt; JavaScript is also an object oriented programming language, it supports inheritance. A inheritance in JavaScript is prototype-based. An object inherits from another object.</text:p>
      <text:p text:style-name="P11"><text:span text:style-name="T1">Encapsulation=&gt; </text:span><text:span text:style-name="T2">Encapsulation is the ability of an object to be a container (or capsule) for its member properties, including variables and methods.</text:span></text:p>
      <text:p text:style-name="P13">or</text:p>
      <text:p text:style-name="P7">It is the capability for storing related information, whether data or methods mutually in a single object.</text:p>
      <text:p text:style-name="P14">Object =&gt; <text:span text:style-name="T2">An object can store data in one of two ways: as a property or as a variable. The method that you choose will have substantial ramifications on data visibility. <text:s/>Object properties are created using the "this." prefix. <text:s text:c="2"/>It is subject to the rules of variable scoping and are more private for that reason. The following Person object contains a number of properties, accessible via setter and getter functions:</text:span></text:p>
      <text:p text:style-name="P7"><text:span text:style-name="T1">immutable =&gt; </text:span>immutable means that you cannot change the object itself, but you can change the reference to the object. </text:p>
      <text:list xml:id="list4742081573718070676" text:style-name="L7">
        <text:list-item>
          <text:p text:style-name="P39"><text:span text:style-name="T1">Enumerable</text:span>: I can access to all of them using a for..in loop. Also, enumerable property keys of an object are returned using Object.keys method.</text:p>
        </text:list-item>
        <text:list-item>
          <text:p text:style-name="P39"><text:span text:style-name="T1">Writable</text:span>: I can modify their values, I can update a property just assigning a new value to it: ob.a = 1000;</text:p>
        </text:list-item>
        <text:list-item>
          <text:p text:style-name="P39"><text:span text:style-name="T1">Configurable</text:span>: I can modify the behavior of the property, so I can make them non-enumerable, non-writable or even non-cofigurable if I feel like doing so. Configurable properties are the only ones that can be removed using the delete operator</text:p>
          <text:p text:style-name="P29">{6}</text:p>
        </text:list-item>
      </text:list>
      <text:list xml:id="list4679233368913640200" text:style-name="L8">
        <text:list-item>
          <text:p text:style-name="P40">Object’s non-enumerable properties</text:p>
        </text:list-item>
        <text:list-item>
          <text:p text:style-name="P40">They won’t be in for..in iterations.</text:p>
        </text:list-item>
        <text:list-item>
          <text:p text:style-name="P40">They won’t appear using Object.keys function.</text:p>
        </text:list-item>
        <text:list-item>
          <text:p text:style-name="P40">They are not serialized when using JSON.stringify</text:p>
        </text:list-item>
      </text:list>
      <text:p text:style-name="P7">The <text:span text:style-name="T1">Object.assign() </text:span>method is used to copy the values of all enumerable own properties from one or more source objects to a target object. It will return the target object.</text:p>
      <text:p text:style-name="P7">Object.assign(target, ...sources)</text:p>
      <text:p text:style-name="P7">target =&gt; The target object.</text:p>
      <text:p text:style-name="P7">sources =&gt; The source object(s).</text:p>
      <text:p text:style-name="P7">Return value =&gt; The target object.</text:p>
      <text:p text:style-name="P7">var obj = { a: 1 };</text:p>
      <text:p text:style-name="P7">var copy = Object.assign({}, obj);</text:p>
      <text:p text:style-name="P8">console.log(copy); // { a: 1 }</text:p>
      <text:p text:style-name="P8"/>
      <text:p text:style-name="P7"><text:span text:style-name="T1">Object Destructuring =&gt;</text:span> JavaScript expression that allows us to extract data from arrays, objects, maps and sets. It allows us to extract properties from an object or items from an array, multiple at a time.</text:p>
      <text:p text:style-name="P7">const person ={first: 'Ashok',last: 'Kumar'};</text:p>
      <text:p text:style-name="P7">const first = person.first; <text:s text:c="2"/>//normal javascript way</text:p>
      <text:p text:style-name="P7">const { first, last } = person; <text:s text:c="2"/>//Object Destructuring es6 way</text:p>
      <text:p text:style-name="P7">console.log(first) <text:s text:c="3"/>// Ashok</text:p>
      <text:p text:style-name="P7">Let’s say we have some deeply nested data like we might get back from a JSON api:</text:p>
      <text:p text:style-name="P7">const wes ={ <text:s text:c="2"/>first:'Ashok',</text:p>
      <text:p text:style-name="P7"><text:s text:c="2"/></text:p>
      <text:p text:style-name="P7"/>
      <text:p text:style-name="P7">links:{</text:p>
      <text:p text:style-name="P1"><text:span text:style-name="T6"><text:s text:c="4"/>social: { <text:s text:c="5"/>twitter: '</text:span><text:a xlink:type="simple" xlink:href="https://twitter.com/wesbos" text:style-name="Internet_20_link" text:visited-style-name="Visited_20_Internet_20_Link"><text:span text:style-name="T6">https://twitter.com/wesbos</text:span></text:a><text:span text:style-name="T6">',</text:span></text:p>
      <text:p text:style-name="P7"><text:tab/> <text:s text:c="5"/>facebook: 'https://facebook.com/wesbos.developer',</text:p>
      <text:p text:style-name="P7"><text:s text:c="4"/>},</text:p>
      <text:p text:style-name="P7"><text:s text:c="4"/>web: { <text:s text:c="5"/>blog: 'https://wesbos.com' <text:s text:c="3"/>}</text:p>
      <text:p text:style-name="P7"><text:s text:c="2"/>}</text:p>
      <text:p text:style-name="P7">};</text:p>
      <text:p text:style-name="P7">const <text:span text:style-name="T1">twitter</text:span> = wes.links.social.twitter; <text:s text:c="11"/>//normal javascript way</text:p>
      <text:p text:style-name="P7">const { twitter, facebook } = wes.links.social; <text:s text:c="3"/>//Object Destructuring es6 way</text:p>
      <text:p text:style-name="P18"><text:soft-page-break/>{7}</text:p>
      <text:p text:style-name="P7"><text:span text:style-name="T1">Combining with Destructuring Renaming =&gt;</text:span> In my last post we learned that we can destrucutre and rename varaibles at the same time with something like.</text:p>
      <text:p text:style-name="P7">const person ={ <text:s/>first: 'Ashok kumar', <text:s/>last: 'Bos',};</text:p>
      <text:p text:style-name="P7">const { first: firstName } = person;</text:p>
      <text:p text:style-name="P8">console.log(firstName); <text:s text:c="9"/>// <text:s/>Ashok kumar</text:p>
      <text:p text:style-name="P8"/>
      <text:p text:style-name="P13">What is Destructuring =&gt; <text:span text:style-name="T2">Destructuring simply implies breaking down a complex structure into simpler parts. In JavaScript, this complex structure is usually an object or an array. Destructuring syntax can be used for variable declaration or variable assignment.</text:span></text:p>
      <text:p text:style-name="P7">function <text:span text:style-name="T1">displaySummary</text:span>( {<text:span text:style-name="T1">name</text:span>, <text:span text:style-name="T1">scores</text:span>:{maths=0,english=0,science=0}} ) {</text:p>
      <text:p text:style-name="P7"><text:s text:c="4"/>console.log('Hello, ' + name); console.log('Your Maths score is ' + maths);</text:p>
      <text:p text:style-name="P7"><text:s text:c="4"/>console.log('Your English score is ' + english);</text:p>
      <text:p text:style-name="P7"><text:s text:c="4"/>console.log('Your Science score is ' + science);</text:p>
      <text:p text:style-name="P7">}</text:p>
      <text:p text:style-name="P7"/>
      <text:p text:style-name="P7"><text:span text:style-name="T1">Object Destructuring =&gt; </text:span>you use an object literal on the left-hand-side of an assignment expression for object destructuring. Here is a basic snippet:</text:p>
      <text:p text:style-name="P7">const <text:span text:style-name="T1">student</text:span> ={firstname: 'Ashok',lastname: 'Kumar', country: 'India'};</text:p>
      <text:p text:style-name="P7"/>
      <text:p text:style-name="P13">Object Destructuring</text:p>
      <text:p text:style-name="P7">const { firstname, lastname, country } = student;</text:p>
      <text:p text:style-name="P7">console.log(firstname, lastname, country); <text:s text:c="2"/><text:span text:style-name="T1">Will be result:</text:span> Ashok Kumar India</text:p>
      <text:p text:style-name="P7"><text:s/>Initialize local variables</text:p>
      <text:p text:style-name="P7">let country = 'Canada'; <text:s/>let firstname = 'John'; <text:s/>let lastname = 'Doe';</text:p>
      <text:p text:style-name="P7">const <text:span text:style-name="T1">student</text:span> ={firstname: 'Ashok',lastname: 'Kumar', country: 'India'}; </text:p>
      <text:p text:style-name="P7"/>
      <text:p text:style-name="P7"><text:span text:style-name="T1">Comment : </text:span>Reassign firstname and lastname using destructuring . Enclose in a pair of parentheses, since this is an assignment expression</text:p>
      <text:p text:style-name="P7"><text:tab/>({ firstname, lastname } = student ); <text:s text:c="3"/>country remains <text:span text:style-name="T1">unchanged</text:span> (Canada)</text:p>
      <text:p text:style-name="P7">console.log(firstname, lastname, country); <text:s/><text:span text:style-name="T1">Will be result:</text:span> Ashok Kumar Canada;</text:p>
      <text:p text:style-name="P13">Default Values =&gt; <text:s/><text:span text:style-name="T2">You can pass default values that will be assigned to such variables instead of undefined. Here is a simple example.</text:span></text:p>
      <text:p text:style-name="P7">const <text:span text:style-name="T1">person</text:span> = { name: 'Ashok kumar', country: 'India'}; <text:s text:c="3"/></text:p>
      <text:p text:style-name="P7">const { name, country, age = 25 } = person; <text:s text:c="2"/><text:span text:style-name="T1">Comment:</text:span> Assign default value of 25 to age if undefined</text:p>
      <text:list xml:id="list33400020" text:continue-list="list4742081573718070676" text:style-name="L7">
        <text:list-header>
          <text:p text:style-name="P29">{8}</text:p>
        </text:list-header>
      </text:list>
      <text:p text:style-name="P7"><text:span text:style-name="T1">Comment:</text:span> Here I am using ES6 template literals</text:p>
      <text:p text:style-name="P7">console.log(`I am ${name} from ${country} and I am ${age} years old.`);</text:p>
      <text:p text:style-name="P7"><text:span text:style-name="T1">Result will be :</text:span>I am John Doe from India and I am 25 years old.'</text:p>
      <text:p text:style-name="P7"/>
      <text:p text:style-name="P7"><text:span text:style-name="T1">Using Different Variable Names =&gt; </text:span>we have been assigning to variables that have the same name as the corresponding object key. You can assign to a different variable name using this syntax: [object_key]:[variable_name]. </text:p>
      <text:p text:style-name="P7">You can also pass default values using the syntax: [object_key]:[variable_name] = [default_value]. Here is a simple example.</text:p>
      <text:p text:style-name="P7">const <text:span text:style-name="T1">person</text:span> = { name: 'Ashok kumar', country: 'India'}; <text:s text:c="3"/></text:p>
      <text:p text:style-name="P7"><text:span text:style-name="T1">Comment:</text:span> <text:s/>Assign default value of 25 to years if age key is undefined</text:p>
      <text:p text:style-name="P7">const { name: fullname, country: place, age: years = 25 } = person;</text:p>
      <text:p text:style-name="P7"><text:span text:style-name="T1">Comment:</text:span> Here I am using ES6 template literals</text:p>
      <text:p text:style-name="P7">console.log(`I am ${fullname} from ${place} and I am ${years} years old.`);</text:p>
      <text:p text:style-name="P8"><text:span text:style-name="T1">Result will be:</text:span> I am John Doe from India <text:s/>and I am 25 years old.'</text:p>
      <text:p text:style-name="P11"><text:span text:style-name="T3">Polymorphism =&gt;</text:span><text:span text:style-name="T4"> <text:s/>It is the potential of the concept of OOP for writing one function or method which works in a variety of different ways.</text:span></text:p>
      <text:p text:style-name="P13">What is Polymorphism?</text:p>
      <text:list xml:id="list8051180347152659353" text:style-name="L9">
        <text:list-item>
          <text:p text:style-name="P41">The ability to call the same method on different objects and have each of them respond in their own way is called polymorphism.</text:p>
        </text:list-item>
        <text:list-item>
          <text:p text:style-name="P41">In OOP, we think of objects that are linked through inheritance has the same methods (override methods) and that the method being called up, is the method associated with the object and not the type of referance.</text:p>
        </text:list-item>
        <text:list-item>
          <text:p text:style-name="P42">This should not be a problem in Java Script as references (variables) in JavaScript is not type-set. We can assign any type of data to a variable in Javascript, and Javascript will know the object a variable refer to if it exists.</text:p>
        </text:list-item>
      </text:list>
      <text:p text:style-name="P7"><text:span text:style-name="T1">Abstraction =&gt;</text:span> In computer science, abstraction is to hide certain details and only show the essential features of the object. Abstraction tries to reduce and factor out details so that the developer can focus on a few concepts at a time. This approach improves understandability as well as maintainability of the code. </text:p>
      <text:p text:style-name="P7">//ItemRepo interface</text:p>
      <text:p text:style-name="P7">var ItemRepo = { <text:s text:c="2"/>addItem : function(item){}, <text:s text:c="2"/>removeItem : function(id){}, <text:s text:c="2"/>getItem:function(id){}</text:p>
      <text:p text:style-name="P7">};</text:p>
      <text:p text:style-name="P7">var ItemRepoAjax = function(url){ this.url = url;};</text:p>
      <text:p text:style-name="P7">var ItemRepoCookie = function(){};</text:p>
      <text:p text:style-name="P18"><text:soft-page-break/>{9}</text:p>
      <text:p text:style-name="P7">ItemRepoAjax.prototype = Object.create(ItemRepo);//Extend the ItemRepo for Ajax</text:p>
      <text:p text:style-name="P7">ItemRepoCookie.prototype = Object.create(ItemRepo);//Extend the ItemRepo for Cookie</text:p>
      <text:p text:style-name="P7">ItemRepoAjax.prototype.addItem = function(item){ //actual add item code};</text:p>
      <text:p text:style-name="P8">ItemRepoCookie.prototype.addItem = function(item){ //actual add item code};</text:p>
      <text:p text:style-name="P13">Describe JavaScript Anonymous Functions.</text:p>
      <text:p text:style-name="P7">A function without a name is an anonymous function. We store these inside a variable name. </text:p>
      <text:p text:style-name="P7"><text:span text:style-name="T1">Recursive =&gt; </text:span>Recursive functions are functions that call itself.</text:p>
      <text:list xml:id="list6803413682113159985" text:style-name="L10">
        <text:list-item>
          <text:p text:style-name="P43"><text:span text:style-name="T1">Namespace =&gt; </text:span>A container which allows developers to bundle all functionality under a unique, application-specific name.</text:p>
        </text:list-item>
        <text:list-item>
          <text:p text:style-name="P43"><text:span text:style-name="T1">Class =&gt;</text:span> Defines the characteristics of the Object.</text:p>
        </text:list-item>
        <text:list-item>
          <text:p text:style-name="P43"><text:span text:style-name="T1">Object =&gt;</text:span> An Instance of a class.</text:p>
        </text:list-item>
        <text:list-item>
          <text:p text:style-name="P43"><text:span text:style-name="T1">Method =&gt;</text:span> An Object capability as walk.</text:p>
        </text:list-item>
        <text:list-item>
          <text:p text:style-name="P43"><text:span text:style-name="T1">Property =&gt; </text:span>An object characteristic, such as color.</text:p>
        </text:list-item>
        <text:list-item>
          <text:p text:style-name="P43"><text:span text:style-name="T1">Inheritance =&gt; </text:span>A class can inherit characteristics from another class.</text:p>
        </text:list-item>
        <text:list-item>
          <text:p text:style-name="P43"><text:span text:style-name="T1">Encapsulation =&gt; </text:span>A method of bundling the data and methods that use them together.</text:p>
        </text:list-item>
        <text:list-item>
          <text:p text:style-name="P43"><text:span text:style-name="T1">Abstraction =&gt;</text:span> The conjunction of complex inheritance, methods, properties of an object must be able to simulate a reality model.</text:p>
        </text:list-item>
        <text:list-item>
          <text:p text:style-name="P43"><text:span text:style-name="T1">Polymorphism =&gt; </text:span>Poly means "many" <text:s/>and morphism means "forms". Different classes might define the same method or property.</text:p>
        </text:list-item>
      </text:list>
      <text:p text:style-name="P9"/>
      <text:p text:style-name="P13">overriding and overloading in javascript</text:p>
      <text:p text:style-name="P11">JavaScript supports overriding not overloading, meaning, that if you define two functions with the same name, the last one defined will override the previously defined version and every time a call will be made to the function, the last defined one will get executed</text:p>
      <text:p text:style-name="P11"><text:span text:style-name="T1">prototype =&gt; </text:span>All JavaScript objects inherit properties and methods from a prototype.</text:p>
      <text:p text:style-name="P11"><text:span text:style-name="T1">Prototypes =&gt;</text:span> When a function is created in JavaScript, JavaScript engine adds a prototype property to the function.</text:p>
      <text:p text:style-name="P11">This prototype property is an object has a constructor property by default.We can access the function’s prototype property using the syntax </text:p>
      <text:p text:style-name="P11">functionName.prototype.</text:p>
      <text:p text:style-name="P11">prototype, which is itself an object, inherits from its parent’s prototype, which inherits from its parent’s prototype.This is often referred to as the prototype chain. which is always at the end of the prototype chainwhich is always at the end of the prototype chain i.e., at the top of the prototypal inheritance tree), contains methods like toString(), hasProperty(), isPrototypeOf(), and so on.</text:p>
      <text:list xml:id="list33380055" text:continue-list="list33400020" text:style-name="L7">
        <text:list-header>
          <text:p text:style-name="P29">{10}</text:p>
        </text:list-header>
      </text:list>
      <text:p text:style-name="P7"><text:span text:style-name="T1">Rest parameters =&gt; </text:span>A function can be called with any number of arguments, no matter how it is defined.</text:p>
      <text:p text:style-name="P7"/>
      <text:p text:style-name="P7"><text:span text:style-name="T1">rest parameter =&gt; </text:span>The rest parameter syntax allows us to represent an indefinite number of arguments as an array.</text:p>
      <text:p text:style-name="P7"/>
      <text:p text:style-name="P7"><text:span text:style-name="T1">restParameter</text:span>(...thisArg){ <text:s text:c="2"/>//<text:span text:style-name="T1">Functions Rest Parameters </text:span></text:p>
      <text:p text:style-name="P7"><text:s text:c="3"/>return thisArg.reduce((total, amount) =&gt; total + amount); </text:p>
      <text:p text:style-name="P7">}</text:p>
      <text:p text:style-name="P7">console.log(restParameter(2,3,5)) <text:s/>//10</text:p>
      <text:p text:style-name="P7"/>
      <text:p text:style-name="P7">function <text:span text:style-name="T1">myFunction</text:span>() {</text:p>
      <text:p text:style-name="P7"><text:s text:c="2"/>for(var i in arguments){</text:p>
      <text:p text:style-name="P7"><text:s text:c="4"/>console.log(arguments[i]);</text:p>
      <text:p text:style-name="P7"><text:s text:c="2"/>}</text:p>
      <text:p text:style-name="P7">}</text:p>
      <text:p text:style-name="P7">var params = [10, 15];</text:p>
      <text:p text:style-name="P7"><text:span text:style-name="T1">myFunction</text:span>(5, ...params, 20, ...[25]); <text:s text:c="3"/>// 5 10 15 20 25</text:p>
      <text:p text:style-name="P7"/>
      <text:p text:style-name="P7">var myArray = [5, 10, 50];</text:p>
      <text:p text:style-name="P7">Math.max(myArray); // Error: NaN</text:p>
      <text:p text:style-name="P7">Math.max.apply(Math, myArray); <text:s text:c="3"/>// 50</text:p>
      <text:p text:style-name="P7">The Math.max() method doesn’t support arrays; it accepts only number</text:p>
      <text:p text:style-name="P7">function <text:span text:style-name="T1">sum</text:span>(...numbers) {</text:p>
      <text:p text:style-name="P7"><text:s text:c="4"/>return numbers.reduce((previous, current) =&gt; previous + current);</text:p>
      <text:p text:style-name="P7">}</text:p>
      <text:p text:style-name="P7">console.log(<text:span text:style-name="T1">sum</text:span>(5, 10, 15, 100));</text:p>
      <text:p text:style-name="P7"/>
      <text:p text:style-name="P7"><text:span text:style-name="T1">Spread =&gt; </text:span>The spread operator allows you to easily place an expanded version of an array into another array. <text:s/></text:p>
      <text:p text:style-name="P7">A common use case is to spread an array into the function arguments.</text:p>
      <text:p text:style-name="P7">var list = [1, 2];</text:p>
      <text:p text:style-name="P7">list = [...list, 3, 4];</text:p>
      <text:p text:style-name="P7">console.log(list); // [1,2,3,4]</text:p>
      <text:list xml:id="list33375798" text:continue-numbering="true" text:style-name="L7">
        <text:list-header>
          <text:p text:style-name="P29">{11}</text:p>
        </text:list-header>
      </text:list>
      <text:p text:style-name="P7"><text:span text:style-name="T1">Object spread =&gt; </text:span>You can also spread an object into another object. A common use case is to simply add a property to an object without mutating the original:</text:p>
      <text:p text:style-name="P7">const point2D = {x: 1, y: 2};</text:p>
      <text:p text:style-name="P7">const point3D = {...point2D, z: 3}; //{x: 1, y: 2,z:3}</text:p>
      <text:p text:style-name="P7"/>
      <text:p text:style-name="P13">For objects, the order of where you put the spread matters.</text:p>
      <text:p text:style-name="P7">const point2D = {x: 1, y: 2};</text:p>
      <text:p text:style-name="P7">const anotherPoint3D = {x: 5, z: 4, ...point2D};</text:p>
      <text:p text:style-name="P7">console.log(anotherPoint3D); // {x: 1, y: 2, z: 4}</text:p>
      <text:p text:style-name="P7"><text:span text:style-name="T1">Merged =&gt;</text:span> Another common use case is a simple shallow extend:</text:p>
      <text:p text:style-name="P7">const foo = {a: 1, b: 2, c: 0};</text:p>
      <text:p text:style-name="P7">const bar = {c: 1, d: 2};</text:p>
      <text:p text:style-name="P7">const fooBar = {...foo, ...bar}; //Merge foo and bar</text:p>
      <text:p text:style-name="P7"><text:span text:style-name="T1">Maps =&gt; </text:span>JavaScript ES6 introduces a new data structure, called maps. Maps are designed as an alternative to using Object literals for storing key/value pairs that require unique keys, and provide very useful methods for iteration.</text:p>
      <text:p text:style-name="P7"><text:span text:style-name="T1">Map =&gt; </text:span>Map is a new data structure introduced in ES6 which lets you map keys to values without the drawbacks of using Objects.</text:p>
      <text:p text:style-name="P7"><text:span text:style-name="T1">Creating , setting and Getting =&gt; </text:span><text:s/>We create a map using the new keyword, like so. We can then add entries by using the set method, like so:</text:p>
      <text:p text:style-name="P7">let map = new Map();</text:p>
      <text:p text:style-name="P7">map.set("A",1);</text:p>
      <text:p text:style-name="P7">map.set("B",2);</text:p>
      <text:p text:style-name="P13">The set method is also chainable, like so:</text:p>
      <text:p text:style-name="P7">let <text:span text:style-name="T1">map</text:span> = new Map().set("A",1).set("B",2);</text:p>
      <text:p text:style-name="P7">Or we could initialise the Map with a an array of key-value pairs, like so:</text:p>
      <text:p text:style-name="P7">let <text:span text:style-name="T1">map</text:span> = new Map([[ "A", 1 ],[ "B", 2 ],[ "C", 3 ]]);</text:p>
      <text:p text:style-name="P7">map.get("A"); //1 <text:span text:style-name="T1">get method:</text:span></text:p>
      <text:p text:style-name="P7">We can check to see if a key is present using the has method:</text:p>
      <text:p text:style-name="P7">map.has("A"); // true</text:p>
      <text:p text:style-name="P7">We can delete entries using the delete method:</text:p>
      <text:p text:style-name="P7">map.delete("A");// true</text:p>
      <text:p text:style-name="P7">We can check for the size (number of entries) using the size property: </text:p>
      <text:p text:style-name="P7">map.size // 2</text:p>
      <text:list xml:id="list33373045" text:continue-numbering="true" text:style-name="L7">
        <text:list-header>
          <text:p text:style-name="P29">{12}</text:p>
        </text:list-header>
      </text:list>
      <text:p text:style-name="P7">We can empty an entire Map by using the clear method:</text:p>
      <text:p text:style-name="P7">map.clear()</text:p>
      <text:p text:style-name="P7"><text:span text:style-name="T1">Looping over a Map =&gt; </text:span>We use the for-of looping operator to loop over entries in a Map. There are a couple of different method we can employ, we’ll go over each one using the below map as the example:</text:p>
      <text:p text:style-name="P7">let <text:span text:style-name="T1">map</text:span> = new Map([[ "APPLE", 1 ],[ "ORANGE", 2 ],[ "MANGO", 3 ] ]);</text:p>
      <text:p text:style-name="P7"><text:span text:style-name="T1">Using keys() =&gt; <text:s/></text:span>The keys method returns the keys in the map as an array which we can loop over using for-of like so:</text:p>
      <text:p text:style-name="P7">for (let key of map.keys()) { </text:p>
      <text:p text:style-name="P7"><text:s text:c="4"/>console.log(key);</text:p>
      <text:p text:style-name="P7">}</text:p>
      <text:p text:style-name="P7"><text:span text:style-name="T1">Result will be: </text:span>APPLE, ORANGE, MANGO</text:p>
      <text:p text:style-name="P7"><text:span text:style-name="T1">Using values() =&gt;</text:span> The values method returns the values in the map as an array which we can loop over using for-of like so:</text:p>
      <text:p text:style-name="P7">for (let value of map.values()) {</text:p>
      <text:p text:style-name="P7"><text:s text:c="4"/>console.log(value);</text:p>
      <text:p text:style-name="P7">}</text:p>
      <text:p text:style-name="P7"><text:span text:style-name="T1">Result will be: </text:span>1,2,3px</text:p>
      <text:p text:style-name="P7"><text:span text:style-name="T1">Using entries() =&gt; </text:span>The entries method returns the [key,value] pairs in the map as an array which we can loop over using for-of like so:</text:p>
      <text:p text:style-name="P7">for (let <text:span text:style-name="T1">entry</text:span> of map.entries()) {</text:p>
      <text:p text:style-name="P7"><text:s text:c="4"/>console.log(entry[0], entry[1]);</text:p>
      <text:p text:style-name="P7">}</text:p>
      <text:p text:style-name="P7">Result will be: <text:s/>"APPLE" 1 , "ORANGE" 2, <text:s/>"MANGO" 3</text:p>
      <text:p text:style-name="P7"/>
      <text:p text:style-name="P7"><text:span text:style-name="T1">Sets =&gt;<text:tab/></text:span> A Set is a collection of unique elements. <text:s/><text:span text:style-name="T1">Or <text:s/></text:span>A collection of unique values that may be of any type. </text:p>
      <text:list xml:id="list9188849738012956627" text:style-name="L11">
        <text:list-item>
          <text:p text:style-name="P44"><text:span text:style-name="T1">Sets Method =&gt; </text:span>The following table lists the methods of the Set object.</text:p>
        </text:list-item>
        <text:list-item>
          <text:p text:style-name="P44"><text:span text:style-name="T1">add =&gt; </text:span>Adds an element to a set.</text:p>
        </text:list-item>
        <text:list-item>
          <text:p text:style-name="P44"><text:span text:style-name="T1">clear =&gt;</text:span> Removes all elements from a set.</text:p>
        </text:list-item>
        <text:list-item>
          <text:p text:style-name="P44"><text:span text:style-name="T1">delete =&gt; </text:span>Removes a specified element from a set.</text:p>
        </text:list-item>
        <text:list-item>
          <text:p text:style-name="P44"><text:span text:style-name="T1">ForEach =&gt; <text:s/></text:span>Performs the specified action for each element in a set.</text:p>
        </text:list-item>
        <text:list-item>
          <text:p text:style-name="P44"><text:span text:style-name="T1">has =&gt;</text:span> Returns true if the set contains a specified element.</text:p>
        </text:list-item>
        <text:list-item>
          <text:p text:style-name="P44"><text:span text:style-name="T1">ToString =&gt; </text:span>Returns a string representation of a set.</text:p>
        </text:list-item>
        <text:list-item>
          <text:p text:style-name="P44"><text:span text:style-name="T1">valueOf =&gt; </text:span>Returns the primitive value of the specified object.</text:p>
        </text:list-item>
      </text:list>
      <text:list xml:id="list33380208" text:continue-list="list33373045" text:style-name="L7">
        <text:list-header>
          <text:p text:style-name="P29">{12}</text:p>
        </text:list-header>
      </text:list>
      <text:p text:style-name="P7"><text:span text:style-name="T1">Set =&gt; </text:span>Sets are a bit like maps but they only store keys not key-value pairs. They are common in other programming languages but are a new addition to JavaScript in ES6.</text:p>
      <text:p text:style-name="P7">We create a Set using the new keyword, like so</text:p>
      <text:p text:style-name="P7">let set = new Set();</text:p>
      <text:p text:style-name="P7">We can then add entries by using the add method, like so:</text:p>
      <text:p text:style-name="P7">let set = new Set();</text:p>
      <text:p text:style-name="P7">set.add('APPLE');</text:p>
      <text:p text:style-name="P7">set.add('ORANGE'</text:p>
      <text:p text:style-name="P7"/>
      <text:p text:style-name="P13">The add method is chainable, like so:</text:p>
      <text:p text:style-name="P7">let set = new Set().add('APPLE').add('ORANGE').add('MANGO');</text:p>
      <text:p text:style-name="P13">Or we can initialise the Set with an array, like so:</text:p>
      <text:p text:style-name="P7">let set = new Set(['APPLE', 'ORANGE', 'MANGO']);</text:p>
      <text:p text:style-name="P7"/>
      <text:p text:style-name="P7">We can check to see if a value is in a set like so:</text:p>
      <text:p text:style-name="P7">set.has('APPLE') //true</text:p>
      <text:p text:style-name="P13">We can delete a value from the set:</text:p>
      <text:p text:style-name="P7">set.delete('APPLE')</text:p>
      <text:p text:style-name="P13">We can count the number of entries in the set like so:</text:p>
      <text:p text:style-name="P7">set.size // 2</text:p>
      <text:p text:style-name="P7">We can empty the entire set with the clear method:</text:p>
      <text:p text:style-name="P7">set.clear();</text:p>
      <text:p text:style-name="P13">Looping over a Set</text:p>
      <text:p text:style-name="P13">We can use the for-of loop to loop over items in our set, like so:</text:p>
      <text:p text:style-name="P7">let <text:span text:style-name="T1">set</text:span> = new Set(['APPLE', 'ORANGE', 'MANGO']);</text:p>
      <text:p text:style-name="P7">for (let entry of set){</text:p>
      <text:p text:style-name="P7"><text:s text:c="4"/>console.log(entry);</text:p>
      <text:p text:style-name="P7">}</text:p>
      <text:p text:style-name="P7"><text:span text:style-name="T1">Result will be: </text:span>APPLE, ORANGE, MANGO</text:p>
      <text:p text:style-name="P7">var <text:span text:style-name="T1">map</text:span> = {"key1":"value1","key2":"value2"}</text:p>
      <text:p text:style-name="P7">map.key1; // == "value1"</text:p>
      <text:p text:style-name="P7"/>
      <text:p text:style-name="P7"/>
      <text:list xml:id="list33390443" text:continue-numbering="true" text:style-name="L7">
        <text:list-header>
          <text:p text:style-name="P31">{14}</text:p>
        </text:list-header>
      </text:list>
      <text:p text:style-name="P15">JSON </text:p>
      <text:p text:style-name="P11">const user = { <text:s/>name: 'John', <text:s/>email: 'john@awesome.com', <text:s/>plan: 'Pro'};</text:p>
      <text:p text:style-name="P11">const userStr = JSON.stringify(user);</text:p>
      <text:p text:style-name="P24">JSON.parse(userStr, (key, value) =&gt; {</text:p>
      <text:p text:style-name="P23"><text:s text:c="2"/>if (typeof value === 'string') {</text:p>
      <text:p text:style-name="P23"><text:s text:c="4"/>return value.toUpperCase();</text:p>
      <text:p text:style-name="P23"><text:s text:c="2"/>}</text:p>
      <text:p text:style-name="P23"><text:s text:c="2"/>return value;</text:p>
      <text:p text:style-name="P23">});</text:p>
      <text:p text:style-name="P13">JSON.stringify to convert objects into JSON.</text:p>
      <text:p text:style-name="P11"><text:span text:style-name="T1">JSON.stringify() </text:span>takes a JavaScript object and transforms it into a JSON string.JSON.stringify() can take two additional arguments, the first one being a replacer function and the second a String or Number value to use as a space in the returned string.</text:p>
      <text:p text:style-name="P11">const user = {id: 229,name: 'John',email:'john@awesome.com'};</text:p>
      <text:p text:style-name="P22">function replaces(key,value){</text:p>
      <text:p text:style-name="P22"><text:tab/>if(key == 'email'){</text:p>
      <text:p text:style-name="P22"><text:tab/><text:tab/>return 'ashok.its1@gmail.com';</text:p>
      <text:p text:style-name="P22"><text:tab/>}else{</text:p>
      <text:p text:style-name="P22"><text:tab/>return value;</text:p>
      <text:p text:style-name="P22"><text:tab/>}</text:p>
      <text:p text:style-name="P22">}</text:p>
      <text:p text:style-name="P11"><text:span text:style-name="T1">newUser</text:span> = JSON.stringify(user,replaces);</text:p>
      <text:p text:style-name="P11"><text:span text:style-name="T2">console.log(newUser) <text:s/></text:span><text:span text:style-name="T1">{"id":229,"name":"John","email":"ashok.its1@gmail.com"}</text:span></text:p>
      <text:p text:style-name="P13"/>
      <text:p text:style-name="P13"/>
      <text:p text:style-name="P7"/>
      <text:p text:style-name="P7"/>
      <text:p text:style-name="P7"/>
      <text:p text:style-name="P7"/>
      <text:p text:style-name="P7"/>
      <text:p text:style-name="P7"/>
      <text:p text:style-name="P7"/>
      <text:p text:style-name="P7"/>
      <text:p text:style-name="P7"/>
      <text:list xml:id="list33392392" text:continue-numbering="true" text:style-name="L7">
        <text:list-header>
          <text:p text:style-name="P29">{15}</text:p>
        </text:list-header>
      </text:list>
      <text:p text:style-name="P15">RxJS Operators </text:p>
      <text:p text:style-name="P13">RxJS Operators =&gt;<text:span text:style-name="T2"> To work with NgRx, we should be aware with RxJS operators, functions and classes. Find some RxJS operators from the link. </text:span></text:p>
      <text:list xml:id="list6047654890383245307" text:style-name="L12">
        <text:list-item>
          <text:p text:style-name="P45"><text:span text:style-name="T1">mergeMap =&gt;</text:span> Map values by combining multiple Observables into one by merging their emissions. </text:p>
        </text:list-item>
        <text:list-item>
          <text:p text:style-name="P45"><text:span text:style-name="T1">switchMap =&gt;</text:span> <text:s/>When an Observable emits multiple Observables then the latest emitted Observable result is mapped by switchMap. </text:p>
        </text:list-item>
        <text:list-item>
          <text:p text:style-name="P45"><text:span text:style-name="T1">exhaustMap =&gt;</text:span> <text:span text:style-name="T1"><text:s/></text:span>It ignores every new projected Observable if the previous projected Observable has not yet completed. </text:p>
        </text:list-item>
        <text:list-item>
          <text:p text:style-name="P45"><text:span text:style-name="T1">do: =&gt;</text:span> Registers an action and can perform different Observable lifecycle events. </text:p>
        </text:list-item>
        <text:list-item>
          <text:p text:style-name="P45"><text:span text:style-name="T1">debounceTime =&gt;</text:span> Only emit an item from an Observable if the specified time has passed without emitting another item. </text:p>
        </text:list-item>
        <text:list-item>
          <text:p text:style-name="P45"><text:span text:style-name="T1">map =&gt;</text:span> It applies the given function to each item. </text:p>
        </text:list-item>
        <text:list-item>
          <text:p text:style-name="P45"><text:span text:style-name="T1">catch =&gt;</text:span> It handles errors in an Observable sequence. We need to return Observable from catch function. We can use RxJS of function to convert a value into Observable. <text:span text:style-name="T1">combineLatest =&gt;</text:span> When any observable emits a value, emit the latest value from each.</text:p>
        </text:list-item>
        <text:list-item>
          <text:p text:style-name="P45"><text:span text:style-name="T1">Object.assign =&gt;</text:span> Object.assign new method allows to easily copy values from one object to another.</text:p>
        </text:list-item>
      </text:list>
      <text:p text:style-name="P13">Difference between Rxjs Subject and Observable</text:p>
      <text:p text:style-name="P7">In order to understand the difference between a Subject and an Observable, you need to be aware of two distinct concepts</text:p>
      <text:list xml:id="list6831089067760714523" text:style-name="L13">
        <text:list-item>
          <text:p text:style-name="P46"><text:s/>A data producer</text:p>
        </text:list-item>
        <text:list-item>
          <text:p text:style-name="P46"><text:s/>A data consumer</text:p>
        </text:list-item>
      </text:list>
      <text:p text:style-name="P13">An observable is a data producer &amp; that can produce data over time. </text:p>
      <text:p text:style-name="P7">A Subject on the other hand can act as both – a data producer and a data consumer.</text:p>
      <text:p text:style-name="P13">This implies two things.</text:p>
      <text:list xml:id="list4193767879613956976" text:style-name="L14">
        <text:list-item>
          <text:p text:style-name="P47">A subject can be subscribed to, just like an observable.</text:p>
        </text:list-item>
        <text:list-item>
          <text:p text:style-name="P47">A subject can subscribe to other observables.</text:p>
        </text:list-item>
      </text:list>
      <text:p text:style-name="P7">That being said, there is one critical difference between a subject and an observable.</text:p>
      <text:p text:style-name="P7">All subscribers to a subject share the same execution of the subject. i.e. when a subject produces data, all of its subscribers will receive the same data. This behavior is different from observables, where each subscription causes an independent execution of the observable.</text:p>
      <text:list xml:id="list2074467158500945506" text:style-name="L15">
        <text:list-item>
          <text:p text:style-name="P48">I am 50 years old and weighs 90 kilo.</text:p>
        </text:list-item>
        <text:list-item>
          <text:p text:style-name="P48">I am 43 years old and weighs 80 kilo and earns 50000 dollar.</text:p>
          <text:p text:style-name="P30">{16}</text:p>
        </text:list-item>
      </text:list>
      <text:p text:style-name="P7"><text:span text:style-name="T1">TEMPLATE <text:s/>=&gt; </text:span>Template is the View part of our Component. The main role of a template is to display data and apply changes when a user event arrives. The control of data is granted by the Data Binding mechanism.</text:p>
      <text:p text:style-name="P8"><text:span text:style-name="T1">DATA BINDING =&gt;</text:span> Data binding is the mechanism used to ensure the linking between what a user see on the screen and the data value in our class. (Front &lt;-&gt; Back).</text:p>
      <text:list xml:id="list1738993901793483517" text:style-name="L16">
        <text:list-item>
          <text:p text:style-name="P49"><text:span text:style-name="T1">getElementById() =&gt; </text:span>Returns the element that has the ID attribute with the specified value</text:p>
        </text:list-item>
        <text:list-item>
          <text:p text:style-name="P49"><text:span text:style-name="T1">getElementsByClassName() =&gt;</text:span><text:tab/>Returns a NodeList containing all elements with the specified class name</text:p>
        </text:list-item>
        <text:list-item>
          <text:p text:style-name="P49"><text:span text:style-name="T1">getElementsByName() <text:s/>=&gt; </text:span>Returns a NodeList containing all elements with a specified name</text:p>
        </text:list-item>
        <text:list-item>
          <text:p text:style-name="P49"><text:span text:style-name="T1">getElementsByTagName() =&gt; </text:span>Returns a NodeList containing all elements with the specified tag name</text:p>
        </text:list-item>
        <text:list-item>
          <text:p text:style-name="P49"><text:span text:style-name="T1">querySelector() <text:s/>=&gt; </text:span>Returns the first element that matches a specified CSS selector(s) in the document</text:p>
        </text:list-item>
        <text:list-item>
          <text:p text:style-name="P50"><text:span text:style-name="T1">querySelectorAll() <text:s/>=&gt;</text:span><text:tab/>Returns a static NodeList containing all elements that matches a specified CSS selector(s) in the document</text:p>
        </text:list-item>
      </text:list>
      <text:p text:style-name="P7"><text:span text:style-name="T1">The Element Object =&gt;</text:span> <text:s/>In the HTML DOM, the Element object represents an HTML element. <text:s/>element objects can have child nodes of type element nodes, text nodes, or comment nodes.</text:p>
      <text:p text:style-name="P7">Elements can also have attributes. Attributes are attribute nodes (See next chapter).</text:p>
      <text:list xml:id="list1001632203293860224" text:style-name="L17">
        <text:list-item>
          <text:p text:style-name="P54"><text:span text:style-name="T1">element.addEventListener() =&gt;</text:span><text:tab/>Attaches an event handler to the specified element</text:p>
        </text:list-item>
        <text:list-item>
          <text:p text:style-name="P54"><text:span text:style-name="T1">element.appendChild() =&gt; </text:span>Adds a new child node, to an element, as the last child node</text:p>
        </text:list-item>
        <text:list-item>
          <text:p text:style-name="P54"><text:span text:style-name="T1">element.attributes=&gt; </text:span>Returns a NamedNodeMap of an element's attributes</text:p>
        </text:list-item>
        <text:list-item>
          <text:p text:style-name="P54"><text:span text:style-name="T1">element.blur() =&gt; </text:span>Removes focus from an element</text:p>
        </text:list-item>
        <text:list-item>
          <text:p text:style-name="P54"><text:span text:style-name="T1">element.childElementCount =&gt;</text:span><text:tab/>Returns the number of child elements an element has</text:p>
        </text:list-item>
        <text:list-item>
          <text:p text:style-name="P54"><text:span text:style-name="T1">element.childNodes =&gt;<text:tab/></text:span>Returns a collection of an element's child nodes (including text and comment nodes)</text:p>
        </text:list-item>
        <text:list-item>
          <text:p text:style-name="P54"><text:span text:style-name="T1">element.children =&gt; </text:span>Returns a collection of an element's child element (excluding text and comment nodes)</text:p>
        </text:list-item>
        <text:list-item>
          <text:p text:style-name="P54"><text:span text:style-name="T1">element.classList =&gt; </text:span>Returns the class name(s) of an element</text:p>
        </text:list-item>
        <text:list-item>
          <text:p text:style-name="P54"><text:span text:style-name="T1">element.className =&gt;<text:tab/></text:span>Sets or returns the value of the class attribute of an element</text:p>
        </text:list-item>
        <text:list-item>
          <text:p text:style-name="P54"><text:span text:style-name="T1">element.click() =&gt; </text:span>Simulates a mouse-click on an element</text:p>
        </text:list-item>
        <text:list-item>
          <text:p text:style-name="P54"><text:soft-page-break/><text:span text:style-name="T1">element.clientHeight <text:s/>=&gt; </text:span>Returns the height of an element, including padding</text:p>
        </text:list-item>
        <text:list-item>
          <text:p text:style-name="P54"><text:span text:style-name="T1">element.clientLeft =&gt; </text:span>Returns the width of the left border of an element</text:p>
        </text:list-item>
        <text:list-item>
          <text:p text:style-name="P54"><text:span text:style-name="T1">element.clientTop =&gt;</text:span><text:tab/>Returns the width of the top border of an element</text:p>
        </text:list-item>
        <text:list-item>
          <text:p text:style-name="P54"><text:span text:style-name="T1">element.clientWidth =&gt;</text:span> Returns the width of an element, including padding</text:p>
        </text:list-item>
        <text:list-item>
          <text:p text:style-name="P54"><text:span text:style-name="T1">element.compareDocumentPosition() =&gt; </text:span>Compares the document position of two elements</text:p>
        </text:list-item>
        <text:list-item>
          <text:p text:style-name="P54"><text:span text:style-name="T1">element.contains() =&gt;</text:span><text:tab/>Returns true if a node is a descendant of a node, otherwise false</text:p>
        </text:list-item>
        <text:list-item>
          <text:p text:style-name="P54"><text:span text:style-name="T1">element.contentEditable =&gt;</text:span> Sets or returns whether the content of an element is editable or not</text:p>
        </text:list-item>
        <text:list-item>
          <text:p text:style-name="P54"><text:span text:style-name="T1">element.firstChild =&gt; </text:span>Returns the first child node of an element</text:p>
        </text:list-item>
        <text:list-item>
          <text:p text:style-name="P54"><text:span text:style-name="T1">element.firstElementChild =&gt;</text:span> Returns the first child element of an element</text:p>
        </text:list-item>
        <text:list-item>
          <text:p text:style-name="P54"><text:span text:style-name="T1">element.getAttribute() =&gt; </text:span>Returns the specified attribute value of an element node</text:p>
        </text:list-item>
        <text:list-item>
          <text:p text:style-name="P54"><text:span text:style-name="T1">element.getAttributeNode() =&gt;</text:span> Returns the specified attribute node</text:p>
        </text:list-item>
        <text:list-item>
          <text:p text:style-name="P54"><text:span text:style-name="T1">element.getElementsByClassName() =&gt;</text:span> Returns a collection of all child elements with the specified class name</text:p>
        </text:list-item>
        <text:list-item>
          <text:p text:style-name="P54"><text:span text:style-name="T1">element.getElementsByTagName() =&gt; </text:span>Returns a collection of all child elements with the specified tag name</text:p>
        </text:list-item>
        <text:list-item>
          <text:p text:style-name="P54"><text:span text:style-name="T1">element.getElementsByTagName() =&gt;</text:span> Returns a collection of all child elements with the specified tag name</text:p>
        </text:list-item>
        <text:list-item>
          <text:p text:style-name="P54"><text:span text:style-name="T1">element.getFeature() =&gt; </text:span>Returns an object which implements the APIs of a specified feature</text:p>
        </text:list-item>
        <text:list-item>
          <text:p text:style-name="P54"><text:span text:style-name="T1">element.hasAttribute() =&gt; </text:span>Returns true if an element has the specified attribute, otherwise false</text:p>
        </text:list-item>
        <text:list-item>
          <text:p text:style-name="P54"><text:span text:style-name="T1">element.hasAttributes() =&gt; </text:span>Returns true if an element has any attributes, otherwise false</text:p>
        </text:list-item>
        <text:list-item>
          <text:p text:style-name="P54"><text:span text:style-name="T1">element.hasChildNodes() =&gt;</text:span> Returns true if an element has any child nodes, otherwise false</text:p>
        </text:list-item>
        <text:list-item>
          <text:p text:style-name="P54"><text:span text:style-name="T1">element.id =&gt;</text:span> Sets or returns the value of the id attribute of an element</text:p>
        </text:list-item>
        <text:list-item>
          <text:p text:style-name="P54"><text:span text:style-name="T1">element.innerHTML =&gt; </text:span>Sets or returns the content of an element</text:p>
        </text:list-item>
        <text:list-item>
          <text:p text:style-name="P54"><text:span text:style-name="T1">element.insertBefore() =&gt; </text:span>Inserts a new child node before a specified, existing, child node</text:p>
        </text:list-item>
        <text:list-item>
          <text:p text:style-name="P54"><text:span text:style-name="T1">element.isContentEditable =&gt;</text:span> Returns true if the content of an element is editable, otherwise false</text:p>
        </text:list-item>
        <text:list-item>
          <text:p text:style-name="P54"><text:span text:style-name="T1">element.isDefaultNamespace() =&gt;</text:span> Returns true if a specified namespaceURI is the default, otherwise false</text:p>
        </text:list-item>
        <text:list-item>
          <text:p text:style-name="P54"><text:span text:style-name="T1">element.lastChild =&gt;</text:span> Returns the last child node of an element</text:p>
        </text:list-item>
        <text:list-item>
          <text:p text:style-name="P54"><text:span text:style-name="T1">element.lastElementChild =&gt;</text:span> Returns the last child element of an element</text:p>
        </text:list-item>
        <text:list-item>
          <text:p text:style-name="P54"><text:soft-page-break/><text:span text:style-name="T1">element.nextSibling =&gt;</text:span> Returns the next node at the same node tree level</text:p>
        </text:list-item>
        <text:list-item>
          <text:p text:style-name="P54"><text:span text:style-name="T1">element.nextElementSibling =&gt; </text:span>Returns the next element at the same node tree level</text:p>
        </text:list-item>
        <text:list-item>
          <text:p text:style-name="P54"><text:span text:style-name="T1">element.nodeName =&gt; </text:span>Returns the name of a node</text:p>
        </text:list-item>
        <text:list-item>
          <text:p text:style-name="P54"><text:span text:style-name="T1">element.nodeType =&gt; </text:span>Returns the node type of a node</text:p>
        </text:list-item>
        <text:list-item>
          <text:p text:style-name="P54"><text:span text:style-name="T1">element.nodeValue =&gt; </text:span>Sets or returns the value of a node</text:p>
        </text:list-item>
        <text:list-item>
          <text:p text:style-name="P54"><text:span text:style-name="T1">element.offsetHeight =&gt; </text:span>Returns the height of an element, including padding, border and scrollbar</text:p>
        </text:list-item>
        <text:list-item>
          <text:p text:style-name="P54"><text:span text:style-name="T1">element.offsetWidth =&gt;</text:span> Returns the width of an element, including padding, border and scrollbar</text:p>
        </text:list-item>
        <text:list-item>
          <text:p text:style-name="P54"><text:span text:style-name="T1">element.offsetLeft =&gt;</text:span> Returns the horizontal offset position of an element</text:p>
        </text:list-item>
        <text:list-item>
          <text:p text:style-name="P54"><text:span text:style-name="T1">element.offsetParent =&gt; </text:span>Returns the offset container of an element</text:p>
        </text:list-item>
        <text:list-item>
          <text:p text:style-name="P54"><text:span text:style-name="T1">element.offsetTop =&gt;</text:span> Returns the vertical offset position of an element</text:p>
        </text:list-item>
        <text:list-item>
          <text:p text:style-name="P54"><text:span text:style-name="T1">element.parentNode =&gt; </text:span>Returns the parent node of an element</text:p>
        </text:list-item>
        <text:list-item>
          <text:p text:style-name="P54"><text:span text:style-name="T1">element.parentElement =&gt; </text:span>Returns the parent element node of an element</text:p>
        </text:list-item>
        <text:list-item>
          <text:p text:style-name="P54"><text:span text:style-name="T1">element.previousSibling =&gt; </text:span>Returns the previous node at the same node tree level</text:p>
        </text:list-item>
        <text:list-item>
          <text:p text:style-name="P54"><text:span text:style-name="T1">element.previousElementSibling =&gt; </text:span>Returns the previous element at the same node tree level</text:p>
        </text:list-item>
        <text:list-item>
          <text:p text:style-name="P54"><text:span text:style-name="T1">element.querySelector() =&gt;</text:span> Returns the first child element that matches a specified CSS selector(s) of an element</text:p>
        </text:list-item>
        <text:list-item>
          <text:p text:style-name="P54"><text:span text:style-name="T1">element.querySelectorAll() =&gt;</text:span> Returns all child elements that matches a specified CSS selector(s) of an element</text:p>
        </text:list-item>
        <text:list-item>
          <text:p text:style-name="P54"><text:span text:style-name="T1">element.removeAttribute() =&gt;</text:span> Removes a specified attribute from an element</text:p>
        </text:list-item>
        <text:list-item>
          <text:p text:style-name="P54"><text:span text:style-name="T1">element.removeAttributeNode() =&gt;</text:span> Removes a specified attribute node, and returns the removed node</text:p>
        </text:list-item>
        <text:list-item>
          <text:p text:style-name="P54"><text:span text:style-name="T1">element.removeChild() =&gt; </text:span>Removes a child node from an element</text:p>
        </text:list-item>
        <text:list-item>
          <text:p text:style-name="P54"><text:span text:style-name="T1">element.removeEventListener() =&gt; </text:span>Removes an event handler that has been attached with the addEventListener() =&gt; method</text:p>
        </text:list-item>
        <text:list-item>
          <text:p text:style-name="P54"><text:span text:style-name="T1">element.replaceChild() =&gt; </text:span>Replaces a child node in an element</text:p>
        </text:list-item>
        <text:list-item>
          <text:p text:style-name="P54"><text:span text:style-name="T1">element.scrollHeight =&gt; </text:span>Returns the entire height of an element, including padding</text:p>
        </text:list-item>
        <text:list-item>
          <text:p text:style-name="P54"><text:span text:style-name="T1">element.scrollIntoView() =&gt; </text:span>Scrolls the specified element into the visible area of the browser window</text:p>
        </text:list-item>
        <text:list-item>
          <text:p text:style-name="P54"><text:span text:style-name="T1">element.scrollLeft =&gt;</text:span> Sets or returns the number of pixels an element's content is scrolled horizontally</text:p>
        </text:list-item>
        <text:list-item>
          <text:p text:style-name="P54"><text:span text:style-name="T1">element.scrollTop =&gt; </text:span>Sets or returns the number of pixels an element's content is scrolled vertically</text:p>
        </text:list-item>
        <text:list-item>
          <text:p text:style-name="P54"><text:span text:style-name="T1">element.scrollWidth <text:s/>=&gt;</text:span> Returns the entire width of an element, including padding</text:p>
        </text:list-item>
        <text:list-item>
          <text:p text:style-name="P54"><text:soft-page-break/><text:span text:style-name="T1">element.setAttribute() =&gt;</text:span> Sets or changes the specified attribute, to the specified value</text:p>
        </text:list-item>
        <text:list-item>
          <text:p text:style-name="P54"><text:span text:style-name="T1">element.setAttributeNode() =&gt;</text:span> Sets or changes the specified attribute node</text:p>
        </text:list-item>
        <text:list-item>
          <text:p text:style-name="P54"><text:span text:style-name="T1">element.toString() =&gt; </text:span>Converts an element to a string</text:p>
        </text:list-item>
        <text:list-item>
          <text:p text:style-name="P54"><text:span text:style-name="T1">nodelist.item() =&gt; </text:span>Returns the node at the specified index in a NodeList</text:p>
        </text:list-item>
        <text:list-item>
          <text:p text:style-name="P54"><text:span text:style-name="T1">nodelist.length <text:s/>=&gt; </text:span>Returns the number of nodes in a NodeList</text:p>
        </text:list-item>
      </text:list>
      <text:p text:style-name="P7"/>
      <text:p text:style-name="P7"><text:span text:style-name="T1">innerHeight =&gt;</text:span> Returns the inner height of a window's content area</text:p>
      <text:p text:style-name="P7"><text:span text:style-name="T1">innerWidth =&gt;</text:span> Returns the inner width of a window's content area</text:p>
      <text:p text:style-name="P7"><text:span text:style-name="T1">localStorage =&gt; </text:span>Allows to save key/value pairs in a web browser. Stores the data with no expiration date</text:p>
      <text:p text:style-name="P7"><text:span text:style-name="T1">location =&gt;</text:span> Returns the Location object for the window (See Location object)</text:p>
      <text:p text:style-name="P7"><text:span text:style-name="T1">outerHeight =&gt;</text:span> Returns the outer height of a window, including toolbars/scrollbars</text:p>
      <text:p text:style-name="P7"><text:span text:style-name="T1">outerWidth =&gt;</text:span> Returns the outer width of a window, including toolbars/scrollbars</text:p>
      <text:p text:style-name="P7"><text:span text:style-name="T1">pageXOffset =&gt; </text:span>Returns the pixels the current document has been scrolled (horizontally) from the upper left corner of the window</text:p>
      <text:p text:style-name="P9"><text:span text:style-name="T1">pageYOffset =&gt;</text:span> Returns the pixels the current document has been scrolled (vertically) from the upper left corner of the window</text:p>
      <text:p text:style-name="P9"><text:span text:style-name="T1">call Method:</text:span> The call() method takes arguments separately. The call() method allows you to pass in arguments one by one.</text:p>
      <text:p text:style-name="P25">function <text:span text:style-name="T1">myDetail</text:span>(method,age,empID){</text:p>
      <text:p text:style-name="P25"><text:tab/>this.name = method;</text:p>
      <text:p text:style-name="P25">}</text:p>
      <text:p text:style-name="P25">var <text:span text:style-name="T1">getDetail</text:span> = function(id){</text:p>
      <text:p text:style-name="P25"><text:tab/>return `I am calling ${this.name} method and my employ id : ${id}.`</text:p>
      <text:p text:style-name="P25">}</text:p>
      <text:p text:style-name="P25">var v = new myDetail('call');</text:p>
      <text:p text:style-name="P25">console.log(getDetail.call(v, 24324))</text:p>
      <text:p text:style-name="P25"/>
      <text:p text:style-name="P25"><text:span text:style-name="T1">Apply Method:</text:span> The apply() method takes arguments as an array.</text:p>
      <text:p text:style-name="P25">var v = new myDetail('apply');</text:p>
      <text:p text:style-name="P25">getDetail.apply(v,[24324])</text:p>
      <text:p text:style-name="P25">console.log(getDetail.apply(v,[24324]));</text:p>
      <text:p text:style-name="P25"/>
      <text:p text:style-name="P25"/>
      <text:p text:style-name="P25"><text:soft-page-break/><text:span text:style-name="T1">bind Method:</text:span> <text:s/>The bind() method returns a new function, allowing you to pass in a this array and any number of arguments.</text:p>
      <text:p text:style-name="P25">var v = new myDetail('bind');</text:p>
      <text:p text:style-name="P25">var ds = getDetail.bind(v,24334)(); //()sign self invoking anonymous functions <text:s/></text:p>
      <text:p text:style-name="P25">var ds1 = getDetail.bind(v,24334);</text:p>
      <text:p text:style-name="P25">console.log(ds);</text:p>
      <text:p text:style-name="P25">console.log(ds1());</text:p>
      <text:p text:style-name="P25">var person = {firstName: 'Ashok', lastName: 'kumar'};</text:p>
      <text:p text:style-name="P25">function say() {</text:p>
      <text:p text:style-name="P25"><text:s text:c="4"/>console.log('Hello ' + this.firstName + ' ' + this.lastName);</text:p>
      <text:p text:style-name="P25">}</text:p>
      <text:p text:style-name="P25">var myDetail = say.bind(person)</text:p>
      <text:p text:style-name="P15">CSS</text:p>
      <text:p text:style-name="P11"><text:span text:style-name="T1">The CSS Box Model =&gt; </text:span>All HTML elements can be considered as boxes. In CSS, the term "box model" is used when talking about design and layout.The CSS box model is essentially a box that wraps around every HTML element. It consists of: margins, borders, padding, and the actual content. </text:p>
      <text:p text:style-name="P11">Explanation of the different parts:</text:p>
      <text:list xml:id="list1173796168836777108" text:style-name="L18">
        <text:list-item>
          <text:p text:style-name="P55"><text:span text:style-name="T1">Content</text:span> - The content of the box, where text and images appear</text:p>
        </text:list-item>
        <text:list-item>
          <text:p text:style-name="P55"><text:span text:style-name="T1">Padding</text:span> - Clears an area around the content. The padding is transparent</text:p>
        </text:list-item>
        <text:list-item>
          <text:p text:style-name="P55"><text:span text:style-name="T1">Border</text:span> - A border that goes around the padding and content</text:p>
        </text:list-item>
        <text:list-item>
          <text:p text:style-name="P55"><text:span text:style-name="T1">Margin</text:span> - Clears an area outside the border. The margin is transparent</text:p>
        </text:list-item>
      </text:list>
      <text:p text:style-name="P13">block, inline, and inline-block — &amp; how to tell the difference</text:p>
      <text:p text:style-name="P11">Web browsers treat every element as a kind of box. However, CSS has two different types of boxes—block and inline.</text:p>
      <text:p text:style-name="P11"><text:span text:style-name="T1">inline =&gt;</text:span> Displays an element as an inline element like paragraph and div. inline <text:s/>does not support top and bottom margin and padding. height and width properties will have no effect </text:p>
      <text:p text:style-name="P11"><text:span text:style-name="T1">inline-block =&gt;</text:span> Displays an element as an inline-level block container. it allows to set a width and height on the element also you can apply top and bottom margin and padding. </text:p>
      <text:p text:style-name="P11"><text:span text:style-name="T1">block =&gt;</text:span> Displays an element as a block element (like &lt;p&gt;). It starts on a new line, and takes up the whole width.</text:p>
      <text:p text:style-name="P11"><text:span text:style-name="T1">flex =&gt;<text:tab/></text:span>Displays an element as a block-level flex container</text:p>
      <text:p text:style-name="P11"><text:span text:style-name="T1">inline-flex =&gt;</text:span><text:tab/>Displays an element as an inline-level flex container</text:p>
      <text:p text:style-name="P11"><text:span text:style-name="T1">initial =&gt; </text:span>Sets this property to its default value</text:p>
      <text:p text:style-name="P11"><text:span text:style-name="T1">inherit =&gt; </text:span>Inherits this property from its parent element. </text:p>
      <text:p text:style-name="P11"><text:soft-page-break/><text:span text:style-name="T1">flex-wrap =&gt;</text:span> The flex-wrap property specifies whether the flexible items should wrap or not.</text:p>
      <text:p text:style-name="P11"><text:span text:style-name="T1">flex-wrap: </text:span>nowrap|wrap|wrap-reverse|initial|inherit;</text:p>
      <text:p text:style-name="P11"><text:span text:style-name="T1">flex-basis =&gt;</text:span> The flex-basis property specifies the initial length of a flexible item.</text:p>
      <text:p text:style-name="P11"><text:span text:style-name="T1">flex-grow =&gt;</text:span> The flex-grow property specifies how much the item will grow relative to the rest of the flexible items inside the same container.</text:p>
      <text:p text:style-name="P11"><text:span text:style-name="T1">flex-grow:</text:span> number|initial|inherit;</text:p>
      <text:p text:style-name="P17">{ 9}</text:p>
      <text:p text:style-name="P11"><text:span text:style-name="T1">flex-shrink <text:s/>=&gt; </text:span>The flex-shrink property specifies how the item will shrink relative to the rest of the flexible items inside the same container.</text:p>
      <text:p text:style-name="P11"><text:span text:style-name="T1">flex-shrink:</text:span> number|initial|inherit;</text:p>
      <text:p text:style-name="P13">What's default DTD if not mentioned in doctype declaration?</text:p>
      <text:p text:style-name="P11"><text:s/>If the DOCTYPE are not declare the browser will go into Quirk mode.</text:p>
      <text:p text:style-name="P13"><text:s/>:nth-child() and :nth-of-type()</text:p>
      <text:p text:style-name="P11">The :nth-child() and :nth-of-type() pseudo-classes allows you to select elements with a formula.</text:p>
      <text:p text:style-name="P16">The :nth-child selector allows you to select one or more elements based on their source order, according to a formula. </text:p>
      <text:p text:style-name="P16"/>
      <text:p text:style-name="P10"><text:span text:style-name="T1">NgModel =&gt; </text:span>When we add the NgModel Directive to the control all the inputs are registered in the NgForm.</text:p>
      <text:p text:style-name="P10">&lt;form #userForm ="ngForm" (ngSubmit)="Register(userForm)" &gt;</text:p>
      <text:p text:style-name="P10">In this, we are exporting the ngForm value in the local variable userForm. </text:p>
      <text:p text:style-name="P10">The answer is no. We are exporting ngForm in the local variable just to use some of the properties of the form and these properties are as follows: </text:p>
      <text:list xml:id="list1432249685618904528" text:style-name="L19">
        <text:list-item>
          <text:p text:style-name="P52"><text:span text:style-name="T1">userForm.Value: </text:span>It will return form value. The object containing all the values of the field in the form.</text:p>
        </text:list-item>
        <text:list-item>
          <text:p text:style-name="P52"><text:span text:style-name="T1">userForm.Valid:</text:span> It will return boolean value. When the value is true then form is valid.</text:p>
        </text:list-item>
        <text:list-item>
          <text:p text:style-name="P52"><text:span text:style-name="T1">userForm.touched:</text:span> It will return boolean value. If the value is true, it means user has entered value at least in one field.</text:p>
        </text:list-item>
        <text:list-item>
          <text:p text:style-name="P52"><text:span text:style-name="T1">userForm.submitted: </text:span>It will return boolean value. If the value is true, it means form has been submitted. </text:p>
        </text:list-item>
      </text:list>
      <text:p text:style-name="P10"><text:soft-page-break/><text:tab/>console.log(<text:span text:style-name="T1">userForm</text:span>.value);</text:p>
      <text:p text:style-name="P10"><text:tab/>console.log( <text:span text:style-name="T1">userForm</text:span>.controls['name'].value);</text:p>
      <text:p text:style-name="P10"><text:tab/>console.log( <text:span text:style-name="T1">userForm</text:span>.valid);</text:p>
      <text:p text:style-name="P10"><text:tab/>console.log(<text:span text:style-name="T1">userForm</text:span>.submitted);</text:p>
      <text:p text:style-name="P10">Using controls[] of NgForm, we can access the form field value by field name in our class as following.</text:p>
      <text:p text:style-name="P16">userForm.controls['name'].value;</text:p>
      <text:p text:style-name="P10"><text:span text:style-name="T1">#userForm =&gt;</text:span> This allows us to access the form’s values and state.</text:p>
      <text:p text:style-name="P10">(ngSubmit)="onSubmit(<text:span text:style-name="T1">userForm </text:span>.value) =&gt; When the ngSubmit event is triggered, it will call the onSubmit method with our form’s values.</text:p>
      <text:p text:style-name="P10">[(ngModel)]="formUser.name" - Fields in our form are bind to the properties in our component class using this [(ngModel)].</text:p>
      <text:p text:style-name="P10">In Angular, we can validate HTML controls as well as forms. There are different attributes available to validate form's control which return true or false.</text:p>
      <text:list xml:id="list4049786692793332040" text:style-name="L20">
        <text:list-item>
          <text:p text:style-name="P53"><text:span text:style-name="T1">untouched: </text:span>The control is not touched yet.</text:p>
        </text:list-item>
        <text:list-item>
          <text:p text:style-name="P53"><text:span text:style-name="T1">touched: </text:span>The control is touched.</text:p>
        </text:list-item>
        <text:list-item>
          <text:p text:style-name="P53"><text:span text:style-name="T1">pristine</text:span>: The control's value is not modified or changed yet.</text:p>
        </text:list-item>
        <text:list-item>
          <text:p text:style-name="P53"><text:span text:style-name="T1">dirty:</text:span> The control's value is modified or changed.</text:p>
        </text:list-item>
        <text:list-item>
          <text:p text:style-name="P53"><text:span text:style-name="T1">invalid: </text:span>The control's value is not valid.</text:p>
        </text:list-item>
        <text:list-item>
          <text:p text:style-name="P53"><text:span text:style-name="T1">valid: </text:span>The control's value is valid.</text:p>
        </text:list-item>
      </text:list>
      <text:p text:style-name="P10"/>
      <text:p text:style-name="P10">Why use Pipes?</text:p>
      <text:p text:style-name="P10">Sometimes, the data is not displayed in the well format on the HTML templates that times were using pipes.</text:p>
      <text:p text:style-name="P10"/>
      <text:p text:style-name="P10">What Is PipeTransform interface?</text:p>
      <text:p text:style-name="P10">The Pipe class implements the PipeTransform interface that accepts input value (It is optional parameters) and returns the transformed value.</text:p>
      <text:p text:style-name="P10"><text:soft-page-break/></text:p>
      <text:p text:style-name="P16">What Is Impure Pipe?</text:p>
      <text:p text:style-name="P10">Angular executes an impure pipe during every component change detection cycle. An impure pipe is called often, as often as every keystroke or mouse-move.</text:p>
      <text:p text:style-name="P16">What Is Pure Pipe?</text:p>
      <text:p text:style-name="P10">Angular executes a pure pipe only when it detects a pure change to the input value. A pure change can be primitive or non-primitive.</text:p>
      <text:p text:style-name="P10">Primitive data are only single values, they have not special capabilities and the non-primitive data types are used to store the group of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246</meta:editing-cycles>
    <meta:creation-date>2017-06-16T11:30:00</meta:creation-date>
    <dc:date>2019-06-03T13:18:05.95</dc:date>
    <meta:editing-duration>P1DT24M25S</meta:editing-duration>
    <meta:generator>OpenOffice/4.1.3$Win32 OpenOffice.org_project/413m1$Build-9783</meta:generator>
    <meta:print-date>2018-01-22T13:59:36.07</meta:print-date>
    <meta:document-statistic meta:table-count="0" meta:image-count="0" meta:object-count="0" meta:page-count="23" meta:paragraph-count="536" meta:word-count="6543" meta:character-count="406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